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ext buf</text:p>
          </table:table-cell>
          <table:table-cell office:value-type="string" calcext:value-type="string">
            <text:p>injRate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 table:style-name="ce1"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office:value-type="float" office:value="4.0991" calcext:value-type="float">
            <text:p>4.099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75" calcext:value-type="float">
            <text:p>4.1137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2" calcext:value-type="float">
            <text:p>4.1063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57" calcext:value-type="float">
            <text:p>3.3185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1" calcext:value-type="float">
            <text:p>4.29261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49" calcext:value-type="float">
            <text:p>4.1314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31" calcext:value-type="float">
            <text:p>4.1193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2" calcext:value-type="float">
            <text:p>3.328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06" calcext:value-type="float">
            <text:p>4.30406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413" calcext:value-type="float">
            <text:p>4.154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12" calcext:value-type="float">
            <text:p>4.139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4987" calcext:value-type="float">
            <text:p>3.349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04" calcext:value-type="float">
            <text:p>4.31704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651" calcext:value-type="float">
            <text:p>4.1765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29" calcext:value-type="float">
            <text:p>4.1582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472" calcext:value-type="float">
            <text:p>3.3547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83" calcext:value-type="float">
            <text:p>4.32283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591" calcext:value-type="float">
            <text:p>4.2159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939" calcext:value-type="float">
            <text:p>4.19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788" calcext:value-type="float">
            <text:p>3.3878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875" calcext:value-type="float">
            <text:p>4.34875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281" calcext:value-type="float">
            <text:p>4.2428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39" calcext:value-type="float">
            <text:p>4.215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346" calcext:value-type="float">
            <text:p>3.4134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49" calcext:value-type="float">
            <text:p>4.36149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423" calcext:value-type="float">
            <text:p>4.264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244" calcext:value-type="float">
            <text:p>4.2324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07" calcext:value-type="float">
            <text:p>3.430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04" calcext:value-type="float">
            <text:p>4.37404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545" calcext:value-type="float">
            <text:p>4.295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664" calcext:value-type="float">
            <text:p>4.2566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559" calcext:value-type="float">
            <text:p>3.4555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33" calcext:value-type="float">
            <text:p>4.39233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895" calcext:value-type="float">
            <text:p>4.3289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276" calcext:value-type="float">
            <text:p>4.2827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003" calcext:value-type="float">
            <text:p>3.4800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42" calcext:value-type="float">
            <text:p>4.4124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5533" calcext:value-type="float">
            <text:p>4.3553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371" calcext:value-type="float">
            <text:p>4.3037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108" calcext:value-type="float">
            <text:p>3.511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548" calcext:value-type="float">
            <text:p>4.42548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8725" calcext:value-type="float">
            <text:p>4.3872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32658" calcext:value-type="float">
            <text:p>4.326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3821" calcext:value-type="float">
            <text:p>3.538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17" calcext:value-type="float">
            <text:p>4.44517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1874" calcext:value-type="float">
            <text:p>4.4187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35172" calcext:value-type="float">
            <text:p>4.3517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1" calcext:value-type="float">
            <text:p>3.55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093" calcext:value-type="float">
            <text:p>4.46093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5883" calcext:value-type="float">
            <text:p>4.4588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094" calcext:value-type="float">
            <text:p>4.3809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544" calcext:value-type="float">
            <text:p>3.5854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278" calcext:value-type="float">
            <text:p>4.48278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9517" calcext:value-type="float">
            <text:p>4.4951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40582" calcext:value-type="float">
            <text:p>4.4058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087" calcext:value-type="float">
            <text:p>3.608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49976" calcext:value-type="float">
            <text:p>4.49976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3224" calcext:value-type="float">
            <text:p>4.5322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155" calcext:value-type="float">
            <text:p>4.4315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31" calcext:value-type="float">
            <text:p>0.0850131</text:p>
          </table:table-cell>
          <table:table-cell office:value-type="float" office:value="0.0843767" calcext:value-type="float">
            <text:p>0.0843767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3" calcext:value-type="float">
            <text:p>0.150483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506" calcext:value-type="float">
            <text:p>4.51506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7464" calcext:value-type="float">
            <text:p>4.5746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46309" calcext:value-type="float">
            <text:p>4.4630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6602" calcext:value-type="float">
            <text:p>3.6660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225" calcext:value-type="float">
            <text:p>4.53225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6168" calcext:value-type="float">
            <text:p>4.616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145" calcext:value-type="float">
            <text:p>4.4914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9491" calcext:value-type="float">
            <text:p>3.6949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3" calcext:value-type="float">
            <text:p>4.55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6167" calcext:value-type="float">
            <text:p>4.6616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425" calcext:value-type="float">
            <text:p>4.5242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1459" calcext:value-type="float">
            <text:p>3.7145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431" calcext:value-type="float">
            <text:p>4.57431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71054" calcext:value-type="float">
            <text:p>4.7105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5792" calcext:value-type="float">
            <text:p>4.5579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5948" calcext:value-type="float">
            <text:p>3.7594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4" calcext:value-type="float">
            <text:p>0.18624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59899" calcext:value-type="float">
            <text:p>4.59899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5064" calcext:value-type="float">
            <text:p>4.750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58153" calcext:value-type="float">
            <text:p>4.5815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7719" calcext:value-type="float">
            <text:p>3.7771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342" calcext:value-type="float">
            <text:p>4.61342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80806" calcext:value-type="float">
            <text:p>4.8080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1574" calcext:value-type="float">
            <text:p>4.6157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1642" calcext:value-type="float">
            <text:p>3.8164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3655" calcext:value-type="float">
            <text:p>4.63655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6693" calcext:value-type="float">
            <text:p>4.8669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4972" calcext:value-type="float">
            <text:p>4.6497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.84855" calcext:value-type="float">
            <text:p>3.8485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003" calcext:value-type="float">
            <text:p>4.66003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92033" calcext:value-type="float">
            <text:p>4.9203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68072" calcext:value-type="float">
            <text:p>4.6807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7799" calcext:value-type="float">
            <text:p>3.8779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7588" calcext:value-type="float">
            <text:p>4.67588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777" calcext:value-type="float">
            <text:p>4.977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71438" calcext:value-type="float">
            <text:p>4.714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1503" calcext:value-type="float">
            <text:p>3.9150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69792" calcext:value-type="float">
            <text:p>4.69792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5.03949" calcext:value-type="float">
            <text:p>5.0394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74209" calcext:value-type="float">
            <text:p>4.7420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3859" calcext:value-type="float">
            <text:p>3.9385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1695" calcext:value-type="float">
            <text:p>4.71695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10714" calcext:value-type="float">
            <text:p>5.1071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78052" calcext:value-type="float">
            <text:p>4.7805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7807" calcext:value-type="float">
            <text:p>3.9780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16" calcext:value-type="float">
            <text:p>4.7416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19079" calcext:value-type="float">
            <text:p>5.1907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.82458" calcext:value-type="float">
            <text:p>4.8245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01967" calcext:value-type="float">
            <text:p>4.0196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076" calcext:value-type="float">
            <text:p>4.77076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25776" calcext:value-type="float">
            <text:p>5.257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.85382" calcext:value-type="float">
            <text:p>4.8538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04849" calcext:value-type="float">
            <text:p>4.0484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8668" calcext:value-type="float">
            <text:p>4.78668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34384" calcext:value-type="float">
            <text:p>5.3438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88967" calcext:value-type="float">
            <text:p>4.8896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08686" calcext:value-type="float">
            <text:p>4.0868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0632" calcext:value-type="float">
            <text:p>4.80632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42871" calcext:value-type="float">
            <text:p>5.4287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.92612" calcext:value-type="float">
            <text:p>4.926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1777" calcext:value-type="float">
            <text:p>4.1177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" calcext:value-type="float">
            <text:p>0.16013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8" calcext:value-type="float">
            <text:p>0.288288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3" calcext:value-type="float">
            <text:p>1.80033</text:p>
          </table:table-cell>
          <table:table-cell office:value-type="float" office:value="4.82908" calcext:value-type="float">
            <text:p>4.82908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53311" calcext:value-type="float">
            <text:p>5.5331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.97609" calcext:value-type="float">
            <text:p>4.9760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6856" calcext:value-type="float">
            <text:p>4.1685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3" calcext:value-type="float">
            <text:p>0.163543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69" calcext:value-type="float">
            <text:p>0.297369</text:p>
          </table:table-cell>
          <table:table-cell office:value-type="float" office:value="0.294463" calcext:value-type="float">
            <text:p>0.294463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6454" calcext:value-type="float">
            <text:p>4.86454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63572" calcext:value-type="float">
            <text:p>5.635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00988" calcext:value-type="float">
            <text:p>5.0098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20611" calcext:value-type="float">
            <text:p>4.2061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8169" calcext:value-type="float">
            <text:p>4.88169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7268" calcext:value-type="float">
            <text:p>5.726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04937" calcext:value-type="float">
            <text:p>5.0493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24101" calcext:value-type="float">
            <text:p>4.2410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0532" calcext:value-type="float">
            <text:p>4.90532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86218" calcext:value-type="float">
            <text:p>5.8621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.0917" calcext:value-type="float">
            <text:p>5.091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28404" calcext:value-type="float">
            <text:p>4.2840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5" calcext:value-type="float">
            <text:p>0.324325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" calcext:value-type="float">
            <text:p>0.3284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3128" calcext:value-type="float">
            <text:p>4.93128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99025" calcext:value-type="float">
            <text:p>5.99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12862" calcext:value-type="float">
            <text:p>5.128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32559" calcext:value-type="float">
            <text:p>4.3255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5051" calcext:value-type="float">
            <text:p>4.95051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6.1127" calcext:value-type="float">
            <text:p>6.112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.16767" calcext:value-type="float">
            <text:p>5.1676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35862" calcext:value-type="float">
            <text:p>4.3586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9" calcext:value-type="float">
            <text:p>0.342079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3" calcext:value-type="float">
            <text:p>0.346063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7442" calcext:value-type="float">
            <text:p>4.97442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6.29834" calcext:value-type="float">
            <text:p>6.2983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5.22269" calcext:value-type="float">
            <text:p>5.2226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2035" calcext:value-type="float">
            <text:p>4.4203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7" calcext:value-type="float">
            <text:p>0.350997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0769" calcext:value-type="float">
            <text:p>5.00769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45333" calcext:value-type="float">
            <text:p>6.4533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26084" calcext:value-type="float">
            <text:p>5.2608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45986" calcext:value-type="float">
            <text:p>4.4598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7" calcext:value-type="float">
            <text:p>0.2017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table:number-columns-repeated="2" office:value-type="float" office:value="1.7987" calcext:value-type="float">
            <text:p>1.7987</text:p>
          </table:table-cell>
          <table:table-cell office:value-type="float" office:value="5.0254" calcext:value-type="float">
            <text:p>5.0254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65283" calcext:value-type="float">
            <text:p>6.6528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.31273" calcext:value-type="float">
            <text:p>5.3127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50409" calcext:value-type="float">
            <text:p>4.5040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597" calcext:value-type="float">
            <text:p>0.206597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3" calcext:value-type="float">
            <text:p>0.369073</text:p>
          </table:table-cell>
          <table:table-cell office:value-type="float" office:value="0.363997" calcext:value-type="float">
            <text:p>0.363997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" calcext:value-type="float">
            <text:p>1.7988</text:p>
          </table:table-cell>
          <table:table-cell office:value-type="float" office:value="5.05526" calcext:value-type="float">
            <text:p>5.05526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85007" calcext:value-type="float">
            <text:p>6.8500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5.36113" calcext:value-type="float">
            <text:p>5.361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55725" calcext:value-type="float">
            <text:p>4.5572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1" calcext:value-type="float">
            <text:p>0.20821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8" calcext:value-type="float">
            <text:p>0.377908</text:p>
          </table:table-cell>
          <table:table-cell office:value-type="float" office:value="0.37243" calcext:value-type="float">
            <text:p>0.37243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7971" calcext:value-type="float">
            <text:p>5.07971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7.0753" calcext:value-type="float">
            <text:p>7.075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.40464" calcext:value-type="float">
            <text:p>5.4046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59275" calcext:value-type="float">
            <text:p>4.5927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2" calcext:value-type="float">
            <text:p>0.215112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0083" calcext:value-type="float">
            <text:p>5.10083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7.33614" calcext:value-type="float">
            <text:p>7.33614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5.45991" calcext:value-type="float">
            <text:p>5.4599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65084" calcext:value-type="float">
            <text:p>4.6508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3" calcext:value-type="float">
            <text:p>0.218303</text:p>
          </table:table-cell>
          <table:table-cell office:value-type="float" office:value="0.221563" calcext:value-type="float">
            <text:p>0.221563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1" calcext:value-type="float">
            <text:p>0.395771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8" calcext:value-type="float">
            <text:p>0.3988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3107" calcext:value-type="float">
            <text:p>5.13107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7.639" calcext:value-type="float">
            <text:p>7.63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50177" calcext:value-type="float">
            <text:p>5.5017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9279" calcext:value-type="float">
            <text:p>4.6927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3" calcext:value-type="float">
            <text:p>0.226653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801" calcext:value-type="float">
            <text:p>0.404801</text:p>
          </table:table-cell>
          <table:table-cell office:value-type="float" office:value="0.399797" calcext:value-type="float">
            <text:p>0.399797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5236" calcext:value-type="float">
            <text:p>5.15236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7.99956" calcext:value-type="float">
            <text:p>7.9995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.56106" calcext:value-type="float">
            <text:p>5.5610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75016" calcext:value-type="float">
            <text:p>4.7501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29" calcext:value-type="float">
            <text:p>0.230129</text:p>
          </table:table-cell>
          <table:table-cell office:value-type="float" office:value="0.228157" calcext:value-type="float">
            <text:p>0.228157</text:p>
          </table:table-cell>
          <table:table-cell office:value-type="float" office:value="0.231777" calcext:value-type="float">
            <text:p>0.231777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1" calcext:value-type="float">
            <text:p>0.413761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41687" calcext:value-type="float">
            <text:p>0.41687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5.18085" calcext:value-type="float">
            <text:p>5.18085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8.423" calcext:value-type="float">
            <text:p>8.423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5.61111" calcext:value-type="float">
            <text:p>5.611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0598" calcext:value-type="float">
            <text:p>4.8059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2" calcext:value-type="float">
            <text:p>0.235072</text:p>
          </table:table-cell>
          <table:table-cell office:value-type="float" office:value="0.23325" calcext:value-type="float">
            <text:p>0.23325</text:p>
          </table:table-cell>
          <table:table-cell office:value-type="float" office:value="0.23685" calcext:value-type="float">
            <text:p>0.23685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77" calcext:value-type="float">
            <text:p>0.417877</text:p>
          </table:table-cell>
          <table:table-cell office:value-type="float" office:value="0.425557" calcext:value-type="float">
            <text:p>0.425557</text:p>
          </table:table-cell>
          <table:table-cell table:number-columns-repeated="2" office:value-type="float" office:value="1.79788" calcext:value-type="float">
            <text:p>1.79788</text:p>
          </table:table-cell>
          <table:table-cell office:value-type="float" office:value="5.20537" calcext:value-type="float">
            <text:p>5.2053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8.85124" calcext:value-type="float">
            <text:p>8.8512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.67374" calcext:value-type="float">
            <text:p>5.6737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86779" calcext:value-type="float">
            <text:p>4.8677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5" calcext:value-type="float">
            <text:p>0.240035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7" calcext:value-type="float">
            <text:p>0.431557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43453" calcext:value-type="float">
            <text:p>0.4345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3267" calcext:value-type="float">
            <text:p>5.23267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9.39528" calcext:value-type="float">
            <text:p>9.39528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5.73541" calcext:value-type="float">
            <text:p>5.7354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232" calcext:value-type="float">
            <text:p>4.923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48" calcext:value-type="float">
            <text:p>0.245048</text:p>
          </table:table-cell>
          <table:table-cell office:value-type="float" office:value="0.243453" calcext:value-type="float">
            <text:p>0.243453</text:p>
          </table:table-cell>
          <table:table-cell office:value-type="float" office:value="0.24673" calcext:value-type="float">
            <text:p>0.2467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5893" calcext:value-type="float">
            <text:p>0.435893</text:p>
          </table:table-cell>
          <table:table-cell office:value-type="float" office:value="0.44334" calcext:value-type="float">
            <text:p>0.44334</text:p>
          </table:table-cell>
          <table:table-cell office:value-type="float" office:value="1.79836" calcext:value-type="float">
            <text:p>1.79836</text:p>
          </table:table-cell>
          <table:table-cell office:value-type="float" office:value="1.79837" calcext:value-type="float">
            <text:p>1.79837</text:p>
          </table:table-cell>
          <table:table-cell office:value-type="float" office:value="5.26238" calcext:value-type="float">
            <text:p>5.26238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10.1032" calcext:value-type="float">
            <text:p>10.103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5.79559" calcext:value-type="float">
            <text:p>5.7955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.98466" calcext:value-type="float">
            <text:p>4.9846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17" calcext:value-type="float">
            <text:p>0.248417</text:p>
          </table:table-cell>
          <table:table-cell office:value-type="float" office:value="0.251763" calcext:value-type="float">
            <text:p>0.251763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1" calcext:value-type="float">
            <text:p>0.449541</text:p>
          </table:table-cell>
          <table:table-cell office:value-type="float" office:value="0.445377" calcext:value-type="float">
            <text:p>0.445377</text:p>
          </table:table-cell>
          <table:table-cell office:value-type="float" office:value="0.452243" calcext:value-type="float">
            <text:p>0.452243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28834" calcext:value-type="float">
            <text:p>5.28834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10.8472" calcext:value-type="float">
            <text:p>10.847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5.85238" calcext:value-type="float">
            <text:p>5.8523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.038" calcext:value-type="float">
            <text:p>5.03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7" calcext:value-type="float">
            <text:p>0.254967</text:p>
          </table:table-cell>
          <table:table-cell office:value-type="float" office:value="0.253517" calcext:value-type="float">
            <text:p>0.253517</text:p>
          </table:table-cell>
          <table:table-cell office:value-type="float" office:value="0.256937" calcext:value-type="float">
            <text:p>0.256937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602" calcext:value-type="float">
            <text:p>0.458602</text:p>
          </table:table-cell>
          <table:table-cell office:value-type="float" office:value="0.45441" calcext:value-type="float">
            <text:p>0.45441</text:p>
          </table:table-cell>
          <table:table-cell office:value-type="float" office:value="0.461643" calcext:value-type="float">
            <text:p>0.461643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31082" calcext:value-type="float">
            <text:p>5.31082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11.9306" calcext:value-type="float">
            <text:p>11.9306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.91609" calcext:value-type="float">
            <text:p>5.9160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10635" calcext:value-type="float">
            <text:p>5.1063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9" calcext:value-type="float">
            <text:p>0.259979</text:p>
          </table:table-cell>
          <table:table-cell office:value-type="float" office:value="0.258467" calcext:value-type="float">
            <text:p>0.258467</text:p>
          </table:table-cell>
          <table:table-cell office:value-type="float" office:value="0.261467" calcext:value-type="float">
            <text:p>0.26146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14" calcext:value-type="float">
            <text:p>0.467614</text:p>
          </table:table-cell>
          <table:table-cell office:value-type="float" office:value="0.46303" calcext:value-type="float">
            <text:p>0.46303</text:p>
          </table:table-cell>
          <table:table-cell office:value-type="float" office:value="0.470633" calcext:value-type="float">
            <text:p>0.470633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6" calcext:value-type="float">
            <text:p>1.79866</text:p>
          </table:table-cell>
          <table:table-cell office:value-type="float" office:value="5.33501" calcext:value-type="float">
            <text:p>5.33501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13.0329" calcext:value-type="float">
            <text:p>13.0329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5.97875" calcext:value-type="float">
            <text:p>5.9787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16678" calcext:value-type="float">
            <text:p>5.1667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" calcext:value-type="float">
            <text:p>0.26632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6" calcext:value-type="float">
            <text:p>0.476586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93" calcext:value-type="float">
            <text:p>0.480093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6136" calcext:value-type="float">
            <text:p>5.36136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14.5996" calcext:value-type="float">
            <text:p>14.5996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6.05062" calcext:value-type="float">
            <text:p>6.0506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24172" calcext:value-type="float">
            <text:p>5.2417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2" calcext:value-type="float">
            <text:p>0.27002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" calcext:value-type="float">
            <text:p>0.27137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1" calcext:value-type="float">
            <text:p>0.485591</text:p>
          </table:table-cell>
          <table:table-cell office:value-type="float" office:value="0.481617" calcext:value-type="float">
            <text:p>0.481617</text:p>
          </table:table-cell>
          <table:table-cell office:value-type="float" office:value="0.488503" calcext:value-type="float">
            <text:p>0.488503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5" calcext:value-type="float">
            <text:p>1.79835</text:p>
          </table:table-cell>
          <table:table-cell office:value-type="float" office:value="5.38878" calcext:value-type="float">
            <text:p>5.38878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6.5876" calcext:value-type="float">
            <text:p>16.5876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6.11301" calcext:value-type="float">
            <text:p>6.1130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3024" calcext:value-type="float">
            <text:p>5.302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4923" calcext:value-type="float">
            <text:p>0.274923</text:p>
          </table:table-cell>
          <table:table-cell office:value-type="float" office:value="0.273998" calcext:value-type="float">
            <text:p>0.273998</text:p>
          </table:table-cell>
          <table:table-cell office:value-type="float" office:value="0.276023" calcext:value-type="float">
            <text:p>0.276023</text:p>
          </table:table-cell>
          <table:table-cell office:value-type="float" office:value="0.274933" calcext:value-type="float">
            <text:p>0.274933</text:p>
          </table:table-cell>
          <table:table-cell office:value-type="float" office:value="0.273188" calcext:value-type="float">
            <text:p>0.273188</text:p>
          </table:table-cell>
          <table:table-cell office:value-type="float" office:value="0.2764" calcext:value-type="float">
            <text:p>0.2764</text:p>
          </table:table-cell>
          <table:table-cell office:value-type="float" office:value="0.494392" calcext:value-type="float">
            <text:p>0.494392</text:p>
          </table:table-cell>
          <table:table-cell office:value-type="float" office:value="0.490727" calcext:value-type="float">
            <text:p>0.490727</text:p>
          </table:table-cell>
          <table:table-cell office:value-type="float" office:value="0.49684" calcext:value-type="float">
            <text:p>0.49684</text:p>
          </table:table-cell>
          <table:table-cell office:value-type="float" office:value="0.494408" calcext:value-type="float">
            <text:p>0.494408</text:p>
          </table:table-cell>
          <table:table-cell office:value-type="float" office:value="0.491545" calcext:value-type="float">
            <text:p>0.491545</text:p>
          </table:table-cell>
          <table:table-cell office:value-type="float" office:value="0.49715" calcext:value-type="float">
            <text:p>0.49715</text:p>
          </table:table-cell>
          <table:table-cell office:value-type="float" office:value="1.79829" calcext:value-type="float">
            <text:p>1.79829</text:p>
          </table:table-cell>
          <table:table-cell office:value-type="float" office:value="1.79828" calcext:value-type="float">
            <text:p>1.79828</text:p>
          </table:table-cell>
          <table:table-cell office:value-type="float" office:value="5.41327" calcext:value-type="float">
            <text:p>5.41327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9.6932" calcext:value-type="float">
            <text:p>19.6932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6.18293" calcext:value-type="float">
            <text:p>6.1829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.37477" calcext:value-type="float">
            <text:p>5.3747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46" calcext:value-type="float">
            <text:p>0.280046</text:p>
          </table:table-cell>
          <table:table-cell office:value-type="float" office:value="0.278537" calcext:value-type="float">
            <text:p>0.278537</text:p>
          </table:table-cell>
          <table:table-cell office:value-type="float" office:value="0.282013" calcext:value-type="float">
            <text:p>0.28201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27" calcext:value-type="float">
            <text:p>0.503527</text:p>
          </table:table-cell>
          <table:table-cell office:value-type="float" office:value="0.500487" calcext:value-type="float">
            <text:p>0.500487</text:p>
          </table:table-cell>
          <table:table-cell office:value-type="float" office:value="0.507243" calcext:value-type="float">
            <text:p>0.507243</text:p>
          </table:table-cell>
          <table:table-cell table:number-columns-repeated="2" office:value-type="float" office:value="1.79801" calcext:value-type="float">
            <text:p>1.79801</text:p>
          </table:table-cell>
          <table:table-cell office:value-type="float" office:value="5.435" calcext:value-type="float">
            <text:p>5.435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24.6399" calcext:value-type="float">
            <text:p>24.6399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6.26435" calcext:value-type="float">
            <text:p>6.2643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45887" calcext:value-type="float">
            <text:p>5.4588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8" calcext:value-type="float">
            <text:p>0.285008</text:p>
          </table:table-cell>
          <table:table-cell office:value-type="float" office:value="0.283593" calcext:value-type="float">
            <text:p>0.283593</text:p>
          </table:table-cell>
          <table:table-cell office:value-type="float" office:value="0.287" calcext:value-type="float">
            <text:p>0.287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32" calcext:value-type="float">
            <text:p>0.512432</text:p>
          </table:table-cell>
          <table:table-cell office:value-type="float" office:value="0.50965" calcext:value-type="float">
            <text:p>0.50965</text:p>
          </table:table-cell>
          <table:table-cell office:value-type="float" office:value="0.516133" calcext:value-type="float">
            <text:p>0.516133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5.46477" calcext:value-type="float">
            <text:p>5.46477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31.3001" calcext:value-type="float">
            <text:p>31.3001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6.32556" calcext:value-type="float">
            <text:p>6.32556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.51482" calcext:value-type="float">
            <text:p>5.5148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9969" calcext:value-type="float">
            <text:p>0.289969</text:p>
          </table:table-cell>
          <table:table-cell office:value-type="float" office:value="0.288996" calcext:value-type="float">
            <text:p>0.288996</text:p>
          </table:table-cell>
          <table:table-cell office:value-type="float" office:value="0.290998" calcext:value-type="float">
            <text:p>0.290998</text:p>
          </table:table-cell>
          <table:table-cell office:value-type="float" office:value="0.289977" calcext:value-type="float">
            <text:p>0.289977</text:p>
          </table:table-cell>
          <table:table-cell office:value-type="float" office:value="0.288468" calcext:value-type="float">
            <text:p>0.288468</text:p>
          </table:table-cell>
          <table:table-cell office:value-type="float" office:value="0.291028" calcext:value-type="float">
            <text:p>0.291028</text:p>
          </table:table-cell>
          <table:table-cell office:value-type="float" office:value="0.521329" calcext:value-type="float">
            <text:p>0.521329</text:p>
          </table:table-cell>
          <table:table-cell office:value-type="float" office:value="0.519036" calcext:value-type="float">
            <text:p>0.519036</text:p>
          </table:table-cell>
          <table:table-cell office:value-type="float" office:value="0.523854" calcext:value-type="float">
            <text:p>0.523854</text:p>
          </table:table-cell>
          <table:table-cell office:value-type="float" office:value="0.521342" calcext:value-type="float">
            <text:p>0.521342</text:p>
          </table:table-cell>
          <table:table-cell office:value-type="float" office:value="0.518218" calcext:value-type="float">
            <text:p>0.518218</text:p>
          </table:table-cell>
          <table:table-cell office:value-type="float" office:value="0.524212" calcext:value-type="float">
            <text:p>0.524212</text:p>
          </table:table-cell>
          <table:table-cell table:number-columns-repeated="2" office:value-type="float" office:value="1.79788" calcext:value-type="float">
            <text:p>1.79788</text:p>
          </table:table-cell>
          <table:table-cell office:value-type="float" office:value="5.48264" calcext:value-type="float">
            <text:p>5.48264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61.7407" calcext:value-type="float">
            <text:p>61.7407</text:p>
          </table:table-cell>
          <table:table-cell office:value-type="float" office:value="1" calcext:value-type="float">
            <text:p>1</text:p>
          </table:table-cell>
          <table:table-cell office:value-type="float" office:value="1355" calcext:value-type="float">
            <text:p>1355</text:p>
          </table:table-cell>
          <table:table-cell office:value-type="float" office:value="6.42204" calcext:value-type="float">
            <text:p>6.4220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61564" calcext:value-type="float">
            <text:p>5.6156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4983" calcext:value-type="float">
            <text:p>0.294983</text:p>
          </table:table-cell>
          <table:table-cell office:value-type="float" office:value="0.294228" calcext:value-type="float">
            <text:p>0.294228</text:p>
          </table:table-cell>
          <table:table-cell office:value-type="float" office:value="0.29576" calcext:value-type="float">
            <text:p>0.29576</text:p>
          </table:table-cell>
          <table:table-cell office:value-type="float" office:value="0.295009" calcext:value-type="float">
            <text:p>0.295009</text:p>
          </table:table-cell>
          <table:table-cell office:value-type="float" office:value="0.293474" calcext:value-type="float">
            <text:p>0.293474</text:p>
          </table:table-cell>
          <table:table-cell office:value-type="float" office:value="0.295928" calcext:value-type="float">
            <text:p>0.295928</text:p>
          </table:table-cell>
          <table:table-cell office:value-type="float" office:value="0.530323" calcext:value-type="float">
            <text:p>0.530323</text:p>
          </table:table-cell>
          <table:table-cell office:value-type="float" office:value="0.526838" calcext:value-type="float">
            <text:p>0.526838</text:p>
          </table:table-cell>
          <table:table-cell office:value-type="float" office:value="0.534256" calcext:value-type="float">
            <text:p>0.534256</text:p>
          </table:table-cell>
          <table:table-cell office:value-type="float" office:value="0.530359" calcext:value-type="float">
            <text:p>0.530359</text:p>
          </table:table-cell>
          <table:table-cell office:value-type="float" office:value="0.52704" calcext:value-type="float">
            <text:p>0.52704</text:p>
          </table:table-cell>
          <table:table-cell office:value-type="float" office:value="0.533226" calcext:value-type="float">
            <text:p>0.533226</text:p>
          </table:table-cell>
          <table:table-cell office:value-type="float" office:value="1.79781" calcext:value-type="float">
            <text:p>1.79781</text:p>
          </table:table-cell>
          <table:table-cell office:value-type="float" office:value="1.79777" calcext:value-type="float">
            <text:p>1.79777</text:p>
          </table:table-cell>
          <table:table-cell office:value-type="float" office:value="5.51319" calcext:value-type="float">
            <text:p>5.51319</text:p>
          </table:table-cell>
        </table:table-row>
        <table:table-row table:style-name="ro1">
          <table:table-cell/>
          <table:table-cell table:style-name="ce1" office:value-type="float" office:value="0.3" calcext:value-type="float">
            <text:p>0.3</text:p>
          </table:table-cell>
          <table:table-cell office:value-type="float" office:value="1671.32" calcext:value-type="float">
            <text:p>1671.32</text:p>
          </table:table-cell>
          <table:table-cell office:value-type="float" office:value="1" calcext:value-type="float">
            <text:p>1</text:p>
          </table:table-cell>
          <table:table-cell office:value-type="float" office:value="23015" calcext:value-type="float">
            <text:p>23015</text:p>
          </table:table-cell>
          <table:table-cell office:value-type="float" office:value="6.49784" calcext:value-type="float">
            <text:p>6.4978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68766" calcext:value-type="float">
            <text:p>5.6876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9951" calcext:value-type="float">
            <text:p>0.299951</text:p>
          </table:table-cell>
          <table:table-cell office:value-type="float" office:value="0.298709" calcext:value-type="float">
            <text:p>0.298709</text:p>
          </table:table-cell>
          <table:table-cell office:value-type="float" office:value="0.300953" calcext:value-type="float">
            <text:p>0.300953</text:p>
          </table:table-cell>
          <table:table-cell office:value-type="float" office:value="0.299297" calcext:value-type="float">
            <text:p>0.299297</text:p>
          </table:table-cell>
          <table:table-cell office:value-type="float" office:value="0.297797" calcext:value-type="float">
            <text:p>0.297797</text:p>
          </table:table-cell>
          <table:table-cell office:value-type="float" office:value="0.300351" calcext:value-type="float">
            <text:p>0.300351</text:p>
          </table:table-cell>
          <table:table-cell office:value-type="float" office:value="0.539481" calcext:value-type="float">
            <text:p>0.539481</text:p>
          </table:table-cell>
          <table:table-cell office:value-type="float" office:value="0.537857" calcext:value-type="float">
            <text:p>0.537857</text:p>
          </table:table-cell>
          <table:table-cell office:value-type="float" office:value="0.542256" calcext:value-type="float">
            <text:p>0.542256</text:p>
          </table:table-cell>
          <table:table-cell office:value-type="float" office:value="0.538319" calcext:value-type="float">
            <text:p>0.538319</text:p>
          </table:table-cell>
          <table:table-cell office:value-type="float" office:value="0.535546" calcext:value-type="float">
            <text:p>0.535546</text:p>
          </table:table-cell>
          <table:table-cell office:value-type="float" office:value="0.540827" calcext:value-type="float">
            <text:p>0.540827</text:p>
          </table:table-cell>
          <table:table-cell office:value-type="float" office:value="1.79856" calcext:value-type="float">
            <text:p>1.79856</text:p>
          </table:table-cell>
          <table:table-cell office:value-type="float" office:value="1.79861" calcext:value-type="float">
            <text:p>1.79861</text:p>
          </table:table-cell>
          <table:table-cell office:value-type="float" office:value="5.53041" calcext:value-type="float">
            <text:p>5.53041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 table:style-name="ce1" office:value-type="float" office:value="0.315" calcext:value-type="float">
            <text:p>0.315</text:p>
          </table:table-cell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1" calcext:value-type="float">
            <text:p>4.379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5" calcext:value-type="float">
            <text:p>4.327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15" calcext:value-type="float">
            <text:p>3.540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1" calcext:value-type="float">
            <text:p>4.44591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9" calcext:value-type="float">
            <text:p>4.409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21" calcext:value-type="float">
            <text:p>4.353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5" calcext:value-type="float">
            <text:p>3.5539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7" calcext:value-type="float">
            <text:p>4.46247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6" calcext:value-type="float">
            <text:p>4.4808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6" calcext:value-type="float">
            <text:p>4.408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67" calcext:value-type="float">
            <text:p>3.613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89" calcext:value-type="float">
            <text:p>4.50189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48" calcext:value-type="float">
            <text:p>4.5164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47" calcext:value-type="float">
            <text:p>4.433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2" calcext:value-type="float">
            <text:p>3.63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2" calcext:value-type="float">
            <text:p>4.51692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73" calcext:value-type="float">
            <text:p>4.555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2" calcext:value-type="float">
            <text:p>4.464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73" calcext:value-type="float">
            <text:p>3.67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2" calcext:value-type="float">
            <text:p>4.53352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65" calcext:value-type="float">
            <text:p>4.5956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5" calcext:value-type="float">
            <text:p>4.49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9" calcext:value-type="float">
            <text:p>3.7013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5" calcext:value-type="float">
            <text:p>4.5559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4" calcext:value-type="float">
            <text:p>4.6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9" calcext:value-type="float">
            <text:p>4.526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8" calcext:value-type="float">
            <text:p>3.7214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8" calcext:value-type="float">
            <text:p>4.57708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95" calcext:value-type="float">
            <text:p>4.679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3" calcext:value-type="float">
            <text:p>4.56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" calcext:value-type="float">
            <text:p>3.767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4" calcext:value-type="float">
            <text:p>4.716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69" calcext:value-type="float">
            <text:p>4.58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2" calcext:value-type="float">
            <text:p>3.7856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71" calcext:value-type="float">
            <text:p>4.7677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3" calcext:value-type="float">
            <text:p>4.6205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49" calcext:value-type="float">
            <text:p>3.826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18" calcext:value-type="float">
            <text:p>4.6401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71" calcext:value-type="float">
            <text:p>4.8227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62" calcext:value-type="float">
            <text:p>4.6556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69" calcext:value-type="float">
            <text:p>3.860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03" calcext:value-type="float">
            <text:p>4.66503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45" calcext:value-type="float">
            <text:p>4.860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7" calcext:value-type="float">
            <text:p>4.6852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3" calcext:value-type="float">
            <text:p>4.68013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7" calcext:value-type="float">
            <text:p>4.9119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894" calcext:value-type="float">
            <text:p>4.7189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" calcext:value-type="float">
            <text:p>3.927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295" calcext:value-type="float">
            <text:p>4.70295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72" calcext:value-type="float">
            <text:p>4.9617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897" calcext:value-type="float">
            <text:p>4.7489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187" calcext:value-type="float">
            <text:p>3.951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59" calcext:value-type="float">
            <text:p>4.7225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924" calcext:value-type="float">
            <text:p>5.019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9" calcext:value-type="float">
            <text:p>4.7852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57" calcext:value-type="float">
            <text:p>3.9925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12" calcext:value-type="float">
            <text:p>4.74612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67" calcext:value-type="float">
            <text:p>5.0936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43" calcext:value-type="float">
            <text:p>4.8334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695" calcext:value-type="float">
            <text:p>4.0369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69" calcext:value-type="float">
            <text:p>4.7786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906" calcext:value-type="float">
            <text:p>5.139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206" calcext:value-type="float">
            <text:p>4.862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3" calcext:value-type="float">
            <text:p>4.064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48" calcext:value-type="float">
            <text:p>4.79448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88" calcext:value-type="float">
            <text:p>5.2118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678" calcext:value-type="float">
            <text:p>4.8967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395" calcext:value-type="float">
            <text:p>4.1039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76" calcext:value-type="float">
            <text:p>4.81276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8" calcext:value-type="float">
            <text:p>5.280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32" calcext:value-type="float">
            <text:p>4.9373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01" calcext:value-type="float">
            <text:p>4.140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2" calcext:value-type="float">
            <text:p>4.8382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541" calcext:value-type="float">
            <text:p>5.3654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6" calcext:value-type="float">
            <text:p>4.988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183" calcext:value-type="float">
            <text:p>4.1918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36" calcext:value-type="float">
            <text:p>4.87336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3069" calcext:value-type="float">
            <text:p>5.4306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03" calcext:value-type="float">
            <text:p>5.0220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2624" calcext:value-type="float">
            <text:p>4.226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25" calcext:value-type="float">
            <text:p>4.89225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91" calcext:value-type="float">
            <text:p>5.5089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37" calcext:value-type="float">
            <text:p>5.061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793" calcext:value-type="float">
            <text:p>4.267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5" calcext:value-type="float">
            <text:p>4.9151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1035" calcext:value-type="float">
            <text:p>5.6103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809" calcext:value-type="float">
            <text:p>5.1080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73" calcext:value-type="float">
            <text:p>4.3137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26" calcext:value-type="float">
            <text:p>4.94326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31" calcext:value-type="float">
            <text:p>5.693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456" calcext:value-type="float">
            <text:p>5.1445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5981" calcext:value-type="float">
            <text:p>4.3598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55" calcext:value-type="float">
            <text:p>4.96155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80088" calcext:value-type="float">
            <text:p>5.8008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848" calcext:value-type="float">
            <text:p>5.1884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39557" calcext:value-type="float">
            <text:p>4.3955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58" calcext:value-type="float">
            <text:p>4.99058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673" calcext:value-type="float">
            <text:p>5.9167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791" calcext:value-type="float">
            <text:p>5.2379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4533" calcext:value-type="float">
            <text:p>4.45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874" calcext:value-type="float">
            <text:p>5.0187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1476" calcext:value-type="float">
            <text:p>6.014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" calcext:value-type="float">
            <text:p>5.28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845" calcext:value-type="float">
            <text:p>4.4984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061" calcext:value-type="float">
            <text:p>5.04061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971" calcext:value-type="float">
            <text:p>6.1497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27" calcext:value-type="float">
            <text:p>5.3352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54419" calcext:value-type="float">
            <text:p>4.544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41" calcext:value-type="float">
            <text:p>5.0704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8747" calcext:value-type="float">
            <text:p>6.2874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03" calcext:value-type="float">
            <text:p>5.3820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04" calcext:value-type="float">
            <text:p>4.5960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42" calcext:value-type="float">
            <text:p>5.0942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249" calcext:value-type="float">
            <text:p>6.4424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42719" calcext:value-type="float">
            <text:p>5.427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3939" calcext:value-type="float">
            <text:p>4.639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89" calcext:value-type="float">
            <text:p>5.118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8931" calcext:value-type="float">
            <text:p>6.5893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48223" calcext:value-type="float">
            <text:p>5.4822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69097" calcext:value-type="float">
            <text:p>4.6909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8" calcext:value-type="float">
            <text:p>0.3988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4763" calcext:value-type="float">
            <text:p>5.14763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6226" calcext:value-type="float">
            <text:p>6.7622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774" calcext:value-type="float">
            <text:p>5.527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73762" calcext:value-type="float">
            <text:p>4.737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809" calcext:value-type="float">
            <text:p>5.16809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6789" calcext:value-type="float">
            <text:p>6.967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59199" calcext:value-type="float">
            <text:p>5.5919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.80113" calcext:value-type="float">
            <text:p>4.801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29" calcext:value-type="float">
            <text:p>0.230129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8" calcext:value-type="float">
            <text:p>0.23178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3" calcext:value-type="float">
            <text:p>0.416873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20063" calcext:value-type="float">
            <text:p>5.20063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9044" calcext:value-type="float">
            <text:p>7.1904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64777" calcext:value-type="float">
            <text:p>5.6477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6515" calcext:value-type="float">
            <text:p>4.8651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2858" calcext:value-type="float">
            <text:p>5.22858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70671" calcext:value-type="float">
            <text:p>7.7067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.76261" calcext:value-type="float">
            <text:p>5.762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97251" calcext:value-type="float">
            <text:p>4.9725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121" calcext:value-type="float">
            <text:p>5.2812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8.04876" calcext:value-type="float">
            <text:p>8.0487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5.82134" calcext:value-type="float">
            <text:p>5.8213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table:number-columns-repeated="2" office:value-type="float" office:value="1.79847" calcext:value-type="float">
            <text:p>1.79847</text:p>
          </table:table-cell>
          <table:table-cell office:value-type="float" office:value="5.30445" calcext:value-type="float">
            <text:p>5.30445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8024" calcext:value-type="float">
            <text:p>8.3802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8762" calcext:value-type="float">
            <text:p>5.876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.08883" calcext:value-type="float">
            <text:p>5.0888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6" calcext:value-type="float">
            <text:p>0.458596</text:p>
          </table:table-cell>
          <table:table-cell office:value-type="float" office:value="0.454397" calcext:value-type="float">
            <text:p>0.454397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32779" calcext:value-type="float">
            <text:p>5.32779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3272" calcext:value-type="float">
            <text:p>8.8327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.94659" calcext:value-type="float">
            <text:p>5.9465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16269" calcext:value-type="float">
            <text:p>5.162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8" calcext:value-type="float">
            <text:p>0.259978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1" calcext:value-type="float">
            <text:p>0.46761</text:p>
          </table:table-cell>
          <table:table-cell office:value-type="float" office:value="0.46303" calcext:value-type="float">
            <text:p>0.46303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5" calcext:value-type="float">
            <text:p>1.79865</text:p>
          </table:table-cell>
          <table:table-cell office:value-type="float" office:value="5.35238" calcext:value-type="float">
            <text:p>5.35238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37614" calcext:value-type="float">
            <text:p>9.3761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1696" calcext:value-type="float">
            <text:p>6.0169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23314" calcext:value-type="float">
            <text:p>5.233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3" calcext:value-type="float">
            <text:p>0.266323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6" calcext:value-type="float">
            <text:p>0.476586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3" calcext:value-type="float">
            <text:p>0.480083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78" calcext:value-type="float">
            <text:p>5.3857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95742" calcext:value-type="float">
            <text:p>9.9574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6.08405" calcext:value-type="float">
            <text:p>6.0840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419" calcext:value-type="float">
            <text:p>5.3041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21" calcext:value-type="float">
            <text:p>0.270021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6" calcext:value-type="float">
            <text:p>1.79836</text:p>
          </table:table-cell>
          <table:table-cell office:value-type="float" office:value="5.41208" calcext:value-type="float">
            <text:p>5.41208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7042" calcext:value-type="float">
            <text:p>10.704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6.15331" calcext:value-type="float">
            <text:p>6.1533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6821" calcext:value-type="float">
            <text:p>5.3682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8" calcext:value-type="float">
            <text:p>0.494528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9762" calcext:value-type="float">
            <text:p>0.49762</text:p>
          </table:table-cell>
          <table:table-cell table:number-columns-repeated="2" office:value-type="float" office:value="1.79816" calcext:value-type="float">
            <text:p>1.79816</text:p>
          </table:table-cell>
          <table:table-cell office:value-type="float" office:value="5.43418" calcext:value-type="float">
            <text:p>5.43418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71" calcext:value-type="float">
            <text:p>11.7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.22531" calcext:value-type="float">
            <text:p>6.2253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44489" calcext:value-type="float">
            <text:p>5.4448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36" calcext:value-type="float">
            <text:p>0.280036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3" calcext:value-type="float">
            <text:p>0.503513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5.45977" calcext:value-type="float">
            <text:p>5.45977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8586" calcext:value-type="float">
            <text:p>12.8586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6.29443" calcext:value-type="float">
            <text:p>6.2944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51472" calcext:value-type="float">
            <text:p>5.514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9" calcext:value-type="float">
            <text:p>0.285009</text:p>
          </table:table-cell>
          <table:table-cell office:value-type="float" office:value="0.283587" calcext:value-type="float">
            <text:p>0.283587</text:p>
          </table:table-cell>
          <table:table-cell office:value-type="float" office:value="0.286993" calcext:value-type="float">
            <text:p>0.28699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9" calcext:value-type="float">
            <text:p>0.512429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516123" calcext:value-type="float">
            <text:p>0.51612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387" calcext:value-type="float">
            <text:p>5.48387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4.2658" calcext:value-type="float">
            <text:p>14.2658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6.37644" calcext:value-type="float">
            <text:p>6.3764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59905" calcext:value-type="float">
            <text:p>5.5990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36" calcext:value-type="float">
            <text:p>0.290036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92347" calcext:value-type="float">
            <text:p>0.292347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3" calcext:value-type="float">
            <text:p>0.52143</text:p>
          </table:table-cell>
          <table:table-cell office:value-type="float" office:value="0.51781" calcext:value-type="float">
            <text:p>0.51781</text:p>
          </table:table-cell>
          <table:table-cell office:value-type="float" office:value="0.52604" calcext:value-type="float">
            <text:p>0.52604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5094" calcext:value-type="float">
            <text:p>5.5094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6.8393" calcext:value-type="float">
            <text:p>16.839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6.46327" calcext:value-type="float">
            <text:p>6.4632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68571" calcext:value-type="float">
            <text:p>5.6857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4" calcext:value-type="float">
            <text:p>0.295024</text:p>
          </table:table-cell>
          <table:table-cell office:value-type="float" office:value="0.293267" calcext:value-type="float">
            <text:p>0.293267</text:p>
          </table:table-cell>
          <table:table-cell office:value-type="float" office:value="0.297367" calcext:value-type="float">
            <text:p>0.29736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45" calcext:value-type="float">
            <text:p>0.530445</text:p>
          </table:table-cell>
          <table:table-cell office:value-type="float" office:value="0.52701" calcext:value-type="float">
            <text:p>0.52701</text:p>
          </table:table-cell>
          <table:table-cell office:value-type="float" office:value="0.534893" calcext:value-type="float">
            <text:p>0.534893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53734" calcext:value-type="float">
            <text:p>5.5373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271" calcext:value-type="float">
            <text:p>20.271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6.54393" calcext:value-type="float">
            <text:p>6.543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76972" calcext:value-type="float">
            <text:p>5.7697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41" calcext:value-type="float">
            <text:p>0.300041</text:p>
          </table:table-cell>
          <table:table-cell office:value-type="float" office:value="0.297647" calcext:value-type="float">
            <text:p>0.297647</text:p>
          </table:table-cell>
          <table:table-cell office:value-type="float" office:value="0.302233" calcext:value-type="float">
            <text:p>0.30223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69" calcext:value-type="float">
            <text:p>0.539369</text:p>
          </table:table-cell>
          <table:table-cell office:value-type="float" office:value="0.535353" calcext:value-type="float">
            <text:p>0.535353</text:p>
          </table:table-cell>
          <table:table-cell office:value-type="float" office:value="0.543033" calcext:value-type="float">
            <text:p>0.543033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5" calcext:value-type="float">
            <text:p>1.79765</text:p>
          </table:table-cell>
          <table:table-cell office:value-type="float" office:value="5.56253" calcext:value-type="float">
            <text:p>5.56253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7.2408" calcext:value-type="float">
            <text:p>27.2408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6.6326" calcext:value-type="float">
            <text:p>6.632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85305" calcext:value-type="float">
            <text:p>5.853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05029" calcext:value-type="float">
            <text:p>0.305029</text:p>
          </table:table-cell>
          <table:table-cell office:value-type="float" office:value="0.303414" calcext:value-type="float">
            <text:p>0.303414</text:p>
          </table:table-cell>
          <table:table-cell office:value-type="float" office:value="0.306018" calcext:value-type="float">
            <text:p>0.306018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318" calcext:value-type="float">
            <text:p>0.550318</text:p>
          </table:table-cell>
          <table:table-cell office:value-type="float" office:value="0.548393" calcext:value-type="float">
            <text:p>0.548393</text:p>
          </table:table-cell>
          <table:table-cell office:value-type="float" office:value="0.545112" calcext:value-type="float">
            <text:p>0.545112</text:p>
          </table:table-cell>
          <table:table-cell office:value-type="float" office:value="0.551434" calcext:value-type="float">
            <text:p>0.551434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58247" calcext:value-type="float">
            <text:p>5.58247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60.905" calcext:value-type="float">
            <text:p>60.905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6.73778" calcext:value-type="float">
            <text:p>6.7377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5855" calcext:value-type="float">
            <text:p>5.9585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86" calcext:value-type="float">
            <text:p>0.310086</text:p>
          </table:table-cell>
          <table:table-cell office:value-type="float" office:value="0.308807" calcext:value-type="float">
            <text:p>0.308807</text:p>
          </table:table-cell>
          <table:table-cell office:value-type="float" office:value="0.310812" calcext:value-type="float">
            <text:p>0.310812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78" calcext:value-type="float">
            <text:p>0.557578</text:p>
          </table:table-cell>
          <table:table-cell office:value-type="float" office:value="0.555057" calcext:value-type="float">
            <text:p>0.555057</text:p>
          </table:table-cell>
          <table:table-cell office:value-type="float" office:value="0.560245" calcext:value-type="float">
            <text:p>0.560245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4" calcext:value-type="float">
            <text:p>1.79814</text:p>
          </table:table-cell>
          <table:table-cell office:value-type="float" office:value="5.61179" calcext:value-type="float">
            <text:p>5.61179</text:p>
          </table:table-cell>
        </table:table-row>
        <table:table-row table:style-name="ro1">
          <table:table-cell/>
          <table:table-cell table:style-name="ce1" office:value-type="float" office:value="0.315" calcext:value-type="float">
            <text:p>0.315</text:p>
          </table:table-cell>
          <table:table-cell office:value-type="float" office:value="2045.91" calcext:value-type="float">
            <text:p>2045.91</text:p>
          </table:table-cell>
          <table:table-cell office:value-type="float" office:value="1" calcext:value-type="float">
            <text:p>1</text:p>
          </table:table-cell>
          <table:table-cell office:value-type="float" office:value="23762" calcext:value-type="float">
            <text:p>23762</text:p>
          </table:table-cell>
          <table:table-cell office:value-type="float" office:value="6.81108" calcext:value-type="float">
            <text:p>6.811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.02374" calcext:value-type="float">
            <text:p>6.0237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3944" calcext:value-type="float">
            <text:p>0.313944</text:p>
          </table:table-cell>
          <table:table-cell office:value-type="float" office:value="0.312567" calcext:value-type="float">
            <text:p>0.312567</text:p>
          </table:table-cell>
          <table:table-cell office:value-type="float" office:value="0.314979" calcext:value-type="float">
            <text:p>0.314979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4723" calcext:value-type="float">
            <text:p>0.564723</text:p>
          </table:table-cell>
          <table:table-cell office:value-type="float" office:value="0.562383" calcext:value-type="float">
            <text:p>0.562383</text:p>
          </table:table-cell>
          <table:table-cell office:value-type="float" office:value="0.566721" calcext:value-type="float">
            <text:p>0.566721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" calcext:value-type="float">
            <text:p>1.7988</text:p>
          </table:table-cell>
          <table:table-cell office:value-type="float" office:value="5.62522" calcext:value-type="float">
            <text:p>5.62522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 table:style-name="ce1" office:value-type="float" office:value="0.315" calcext:value-type="float">
            <text:p>0.315</text:p>
          </table:table-cell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4" calcext:value-type="float">
            <text:p>4.3791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8" calcext:value-type="float">
            <text:p>4.3273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21" calcext:value-type="float">
            <text:p>3.540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3" calcext:value-type="float">
            <text:p>4.44593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88" calcext:value-type="float">
            <text:p>4.4098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19" calcext:value-type="float">
            <text:p>4.353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4" calcext:value-type="float">
            <text:p>3.5539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5" calcext:value-type="float">
            <text:p>4.46245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7" calcext:value-type="float">
            <text:p>4.4808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9" calcext:value-type="float">
            <text:p>4.408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72" calcext:value-type="float">
            <text:p>3.6137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93" calcext:value-type="float">
            <text:p>4.50193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51" calcext:value-type="float">
            <text:p>4.5165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52" calcext:value-type="float">
            <text:p>4.4335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3" calcext:value-type="float">
            <text:p>3.63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6" calcext:value-type="float">
            <text:p>4.51696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68" calcext:value-type="float">
            <text:p>4.5556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8" calcext:value-type="float">
            <text:p>4.4647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82" calcext:value-type="float">
            <text:p>3.6708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6" calcext:value-type="float">
            <text:p>4.53356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58" calcext:value-type="float">
            <text:p>4.5955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45" calcext:value-type="float">
            <text:p>4.494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3" calcext:value-type="float">
            <text:p>3.7013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2" calcext:value-type="float">
            <text:p>4.5559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389" calcext:value-type="float">
            <text:p>4.6338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6" calcext:value-type="float">
            <text:p>4.5269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7" calcext:value-type="float">
            <text:p>3.7214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5" calcext:value-type="float">
            <text:p>4.57705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89" calcext:value-type="float">
            <text:p>4.6798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2" calcext:value-type="float">
            <text:p>4.560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1" calcext:value-type="float">
            <text:p>3.7673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5" calcext:value-type="float">
            <text:p>4.716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71" calcext:value-type="float">
            <text:p>4.585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6" calcext:value-type="float">
            <text:p>3.7856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64" calcext:value-type="float">
            <text:p>4.7676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5" calcext:value-type="float">
            <text:p>4.6205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55" calcext:value-type="float">
            <text:p>3.8265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22" calcext:value-type="float">
            <text:p>4.6402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55" calcext:value-type="float">
            <text:p>4.8225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72" calcext:value-type="float">
            <text:p>4.6557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83" calcext:value-type="float">
            <text:p>3.8608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16" calcext:value-type="float">
            <text:p>4.66516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25" calcext:value-type="float">
            <text:p>4.8602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4" calcext:value-type="float">
            <text:p>4.6852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6" calcext:value-type="float">
            <text:p>4.68016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2" calcext:value-type="float">
            <text:p>4.9119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9" calcext:value-type="float">
            <text:p>4.71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9" calcext:value-type="float">
            <text:p>3.9275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302" calcext:value-type="float">
            <text:p>4.70302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93" calcext:value-type="float">
            <text:p>4.961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931" calcext:value-type="float">
            <text:p>4.7493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231" calcext:value-type="float">
            <text:p>3.9523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79" calcext:value-type="float">
            <text:p>4.7227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88" calcext:value-type="float">
            <text:p>5.018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8" calcext:value-type="float">
            <text:p>4.7852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47" calcext:value-type="float">
            <text:p>3.9924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09" calcext:value-type="float">
            <text:p>4.74609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35" calcext:value-type="float">
            <text:p>5.093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52" calcext:value-type="float">
            <text:p>4.8335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715" calcext:value-type="float">
            <text:p>4.0371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73" calcext:value-type="float">
            <text:p>4.77873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811" calcext:value-type="float">
            <text:p>5.1381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197" calcext:value-type="float">
            <text:p>4.8619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25" calcext:value-type="float">
            <text:p>4.0642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55" calcext:value-type="float">
            <text:p>4.79455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63" calcext:value-type="float">
            <text:p>5.2116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706" calcext:value-type="float">
            <text:p>4.8970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469" calcext:value-type="float">
            <text:p>4.1046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95" calcext:value-type="float">
            <text:p>4.81295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44" calcext:value-type="float">
            <text:p>5.280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61" calcext:value-type="float">
            <text:p>4.9376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62" calcext:value-type="float">
            <text:p>4.1406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44" calcext:value-type="float">
            <text:p>4.83844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426" calcext:value-type="float">
            <text:p>5.3642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2" calcext:value-type="float">
            <text:p>4.988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214" calcext:value-type="float">
            <text:p>4.192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24" calcext:value-type="float">
            <text:p>4.87324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2988" calcext:value-type="float">
            <text:p>5.4298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57" calcext:value-type="float">
            <text:p>5.0225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22725" calcext:value-type="float">
            <text:p>4.2272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49" calcext:value-type="float">
            <text:p>4.89249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09" calcext:value-type="float">
            <text:p>5.5080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62" calcext:value-type="float">
            <text:p>5.0616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861" calcext:value-type="float">
            <text:p>4.2686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8" calcext:value-type="float">
            <text:p>4.9151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0667" calcext:value-type="float">
            <text:p>5.6066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747" calcext:value-type="float">
            <text:p>5.1074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54" calcext:value-type="float">
            <text:p>4.3135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11" calcext:value-type="float">
            <text:p>4.94311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04" calcext:value-type="float">
            <text:p>5.690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501" calcext:value-type="float">
            <text:p>5.145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6055" calcext:value-type="float">
            <text:p>4.3605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79" calcext:value-type="float">
            <text:p>4.96179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79557" calcext:value-type="float">
            <text:p>5.7955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771" calcext:value-type="float">
            <text:p>5.1877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39417" calcext:value-type="float">
            <text:p>4.3941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35" calcext:value-type="float">
            <text:p>4.99035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256" calcext:value-type="float">
            <text:p>5.9125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889" calcext:value-type="float">
            <text:p>5.2388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45473" calcext:value-type="float">
            <text:p>4.4547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925" calcext:value-type="float">
            <text:p>5.0192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0886" calcext:value-type="float">
            <text:p>6.0088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7" calcext:value-type="float">
            <text:p>5.2812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914" calcext:value-type="float">
            <text:p>4.499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123" calcext:value-type="float">
            <text:p>5.04123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53" calcext:value-type="float">
            <text:p>6.145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35" calcext:value-type="float">
            <text:p>5.3353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54493" calcext:value-type="float">
            <text:p>4.5449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82" calcext:value-type="float">
            <text:p>5.07082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7709" calcext:value-type="float">
            <text:p>6.2770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183" calcext:value-type="float">
            <text:p>5.3818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72" calcext:value-type="float">
            <text:p>4.5967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381" calcext:value-type="float">
            <text:p>5.09381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172" calcext:value-type="float">
            <text:p>6.441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42798" calcext:value-type="float">
            <text:p>5.4279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4119" calcext:value-type="float">
            <text:p>4.6411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87" calcext:value-type="float">
            <text:p>0.213487</text:p>
          </table:table-cell>
          <table:table-cell office:value-type="float" office:value="0.216487" calcext:value-type="float">
            <text:p>0.216487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8" calcext:value-type="float">
            <text:p>0.386868</text:p>
          </table:table-cell>
          <table:table-cell office:value-type="float" office:value="0.38159" calcext:value-type="float">
            <text:p>0.38159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962" calcext:value-type="float">
            <text:p>5.11962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9242" calcext:value-type="float">
            <text:p>6.5924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.48778" calcext:value-type="float">
            <text:p>5.4877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69601" calcext:value-type="float">
            <text:p>4.6960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3" calcext:value-type="float">
            <text:p>0.218303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1" calcext:value-type="float">
            <text:p>0.395771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79" calcext:value-type="float">
            <text:p>0.39879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5042" calcext:value-type="float">
            <text:p>5.15042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4496" calcext:value-type="float">
            <text:p>6.7449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635" calcext:value-type="float">
            <text:p>5.5263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73777" calcext:value-type="float">
            <text:p>4.7377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3" calcext:value-type="float">
            <text:p>0.225163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" calcext:value-type="float">
            <text:p>0.39979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691" calcext:value-type="float">
            <text:p>5.16691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4851" calcext:value-type="float">
            <text:p>6.9485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59182" calcext:value-type="float">
            <text:p>5.5918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0136" calcext:value-type="float">
            <text:p>4.8013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3" calcext:value-type="float">
            <text:p>0.23013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77" calcext:value-type="float">
            <text:p>0.231777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" calcext:value-type="float">
            <text:p>0.40869</text:p>
          </table:table-cell>
          <table:table-cell office:value-type="float" office:value="0.41687" calcext:value-type="float">
            <text:p>0.41687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20009" calcext:value-type="float">
            <text:p>5.20009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7985" calcext:value-type="float">
            <text:p>7.1798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.65049" calcext:value-type="float">
            <text:p>5.6504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87032" calcext:value-type="float">
            <text:p>4.8703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302" calcext:value-type="float">
            <text:p>5.230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1262" calcext:value-type="float">
            <text:p>7.4126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48" calcext:value-type="float">
            <text:p>5.6974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668" calcext:value-type="float">
            <text:p>4.9166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04" calcext:value-type="float">
            <text:p>5.24904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67498" calcext:value-type="float">
            <text:p>7.67498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.76819" calcext:value-type="float">
            <text:p>5.7681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97944" calcext:value-type="float">
            <text:p>4.979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9" calcext:value-type="float">
            <text:p>0.440689</text:p>
          </table:table-cell>
          <table:table-cell office:value-type="float" office:value="0.435893" calcext:value-type="float">
            <text:p>0.435893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403" calcext:value-type="float">
            <text:p>5.28403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7.99914" calcext:value-type="float">
            <text:p>7.999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.82151" calcext:value-type="float">
            <text:p>5.8215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03913" calcext:value-type="float">
            <text:p>5.039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" calcext:value-type="float">
            <text:p>0.44539</text:p>
          </table:table-cell>
          <table:table-cell office:value-type="float" office:value="0.452247" calcext:value-type="float">
            <text:p>0.452247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5.3051" calcext:value-type="float">
            <text:p>5.3051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1739" calcext:value-type="float">
            <text:p>8.3173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.87901" calcext:value-type="float">
            <text:p>5.8790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958" calcext:value-type="float">
            <text:p>5.095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5" calcext:value-type="float">
            <text:p>0.254965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" calcext:value-type="float">
            <text:p>0.2569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9" calcext:value-type="float">
            <text:p>0.458599</text:p>
          </table:table-cell>
          <table:table-cell office:value-type="float" office:value="0.45441" calcext:value-type="float">
            <text:p>0.45441</text:p>
          </table:table-cell>
          <table:table-cell office:value-type="float" office:value="0.461637" calcext:value-type="float">
            <text:p>0.461637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5.32894" calcext:value-type="float">
            <text:p>5.32894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2124" calcext:value-type="float">
            <text:p>8.8212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.94669" calcext:value-type="float">
            <text:p>5.9466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16694" calcext:value-type="float">
            <text:p>5.1669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7" calcext:value-type="float">
            <text:p>0.259977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67" calcext:value-type="float">
            <text:p>0.26146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09" calcext:value-type="float">
            <text:p>0.467609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6" calcext:value-type="float">
            <text:p>1.79866</text:p>
          </table:table-cell>
          <table:table-cell office:value-type="float" office:value="5.35629" calcext:value-type="float">
            <text:p>5.35629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30418" calcext:value-type="float">
            <text:p>9.30418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224" calcext:value-type="float">
            <text:p>6.022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.24174" calcext:value-type="float">
            <text:p>5.2417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7" calcext:value-type="float">
            <text:p>0.263277</text:p>
          </table:table-cell>
          <table:table-cell office:value-type="float" office:value="0.266317" calcext:value-type="float">
            <text:p>0.266317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5" calcext:value-type="float">
            <text:p>0.476585</text:p>
          </table:table-cell>
          <table:table-cell office:value-type="float" office:value="0.47249" calcext:value-type="float">
            <text:p>0.47249</text:p>
          </table:table-cell>
          <table:table-cell office:value-type="float" office:value="0.480077" calcext:value-type="float">
            <text:p>0.480077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42" calcext:value-type="float">
            <text:p>5.38542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80199" calcext:value-type="float">
            <text:p>9.80199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6.0859" calcext:value-type="float">
            <text:p>6.085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30553" calcext:value-type="float">
            <text:p>5.305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22" calcext:value-type="float">
            <text:p>0.270022</text:p>
          </table:table-cell>
          <table:table-cell office:value-type="float" office:value="0.268427" calcext:value-type="float">
            <text:p>0.268427</text:p>
          </table:table-cell>
          <table:table-cell office:value-type="float" office:value="0.271377" calcext:value-type="float">
            <text:p>0.271377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8" calcext:value-type="float">
            <text:p>0.485598</text:p>
          </table:table-cell>
          <table:table-cell office:value-type="float" office:value="0.481617" calcext:value-type="float">
            <text:p>0.481617</text:p>
          </table:table-cell>
          <table:table-cell office:value-type="float" office:value="0.48851" calcext:value-type="float">
            <text:p>0.48851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6" calcext:value-type="float">
            <text:p>1.79836</text:p>
          </table:table-cell>
          <table:table-cell office:value-type="float" office:value="5.41091" calcext:value-type="float">
            <text:p>5.41091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5944" calcext:value-type="float">
            <text:p>10.5944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6.14584" calcext:value-type="float">
            <text:p>6.1458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6284" calcext:value-type="float">
            <text:p>5.3628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33" calcext:value-type="float">
            <text:p>0.273433</text:p>
          </table:table-cell>
          <table:table-cell office:value-type="float" office:value="0.276683" calcext:value-type="float">
            <text:p>0.276683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4" calcext:value-type="float">
            <text:p>0.494524</text:p>
          </table:table-cell>
          <table:table-cell office:value-type="float" office:value="0.490647" calcext:value-type="float">
            <text:p>0.490647</text:p>
          </table:table-cell>
          <table:table-cell office:value-type="float" office:value="0.497617" calcext:value-type="float">
            <text:p>0.497617</text:p>
          </table:table-cell>
          <table:table-cell table:number-columns-repeated="2" office:value-type="float" office:value="1.79816" calcext:value-type="float">
            <text:p>1.79816</text:p>
          </table:table-cell>
          <table:table-cell office:value-type="float" office:value="5.43236" calcext:value-type="float">
            <text:p>5.43236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4505" calcext:value-type="float">
            <text:p>11.4505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6.21985" calcext:value-type="float">
            <text:p>6.2198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44321" calcext:value-type="float">
            <text:p>5.4432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37" calcext:value-type="float">
            <text:p>0.280037</text:p>
          </table:table-cell>
          <table:table-cell office:value-type="float" office:value="0.27853" calcext:value-type="float">
            <text:p>0.27853</text:p>
          </table:table-cell>
          <table:table-cell office:value-type="float" office:value="0.281997" calcext:value-type="float">
            <text:p>0.281997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4" calcext:value-type="float">
            <text:p>0.503514</text:p>
          </table:table-cell>
          <table:table-cell office:value-type="float" office:value="0.50048" calcext:value-type="float">
            <text:p>0.50048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45783" calcext:value-type="float">
            <text:p>5.45783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6373" calcext:value-type="float">
            <text:p>12.6373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6.29863" calcext:value-type="float">
            <text:p>6.2986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.52271" calcext:value-type="float">
            <text:p>5.5227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3593" calcext:value-type="float">
            <text:p>0.283593</text:p>
          </table:table-cell>
          <table:table-cell office:value-type="float" office:value="0.286997" calcext:value-type="float">
            <text:p>0.286997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4" calcext:value-type="float">
            <text:p>0.51244</text:p>
          </table:table-cell>
          <table:table-cell office:value-type="float" office:value="0.509607" calcext:value-type="float">
            <text:p>0.509607</text:p>
          </table:table-cell>
          <table:table-cell office:value-type="float" office:value="0.516133" calcext:value-type="float">
            <text:p>0.51613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638" calcext:value-type="float">
            <text:p>5.48638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3.8867" calcext:value-type="float">
            <text:p>13.8867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6.38041" calcext:value-type="float">
            <text:p>6.3804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.60093" calcext:value-type="float">
            <text:p>5.6009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9918" calcext:value-type="float">
            <text:p>0.289918</text:p>
          </table:table-cell>
          <table:table-cell office:value-type="float" office:value="0.288445" calcext:value-type="float">
            <text:p>0.288445</text:p>
          </table:table-cell>
          <table:table-cell office:value-type="float" office:value="0.291135" calcext:value-type="float">
            <text:p>0.291135</text:p>
          </table:table-cell>
          <table:table-cell office:value-type="float" office:value="0.289919" calcext:value-type="float">
            <text:p>0.289919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291492" calcext:value-type="float">
            <text:p>0.291492</text:p>
          </table:table-cell>
          <table:table-cell office:value-type="float" office:value="0.521259" calcext:value-type="float">
            <text:p>0.521259</text:p>
          </table:table-cell>
          <table:table-cell office:value-type="float" office:value="0.518388" calcext:value-type="float">
            <text:p>0.518388</text:p>
          </table:table-cell>
          <table:table-cell office:value-type="float" office:value="0.524212" calcext:value-type="float">
            <text:p>0.524212</text:p>
          </table:table-cell>
          <table:table-cell office:value-type="float" office:value="0.521261" calcext:value-type="float">
            <text:p>0.521261</text:p>
          </table:table-cell>
          <table:table-cell office:value-type="float" office:value="0.518617" calcext:value-type="float">
            <text:p>0.518617</text:p>
          </table:table-cell>
          <table:table-cell office:value-type="float" office:value="0.524552" calcext:value-type="float">
            <text:p>0.524552</text:p>
          </table:table-cell>
          <table:table-cell table:number-columns-repeated="2" office:value-type="float" office:value="1.79795" calcext:value-type="float">
            <text:p>1.79795</text:p>
          </table:table-cell>
          <table:table-cell office:value-type="float" office:value="5.51312" calcext:value-type="float">
            <text:p>5.51312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5.946" calcext:value-type="float">
            <text:p>15.946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6.45281" calcext:value-type="float">
            <text:p>6.4528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.67513" calcext:value-type="float">
            <text:p>5.6751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16" calcext:value-type="float">
            <text:p>0.295016</text:p>
          </table:table-cell>
          <table:table-cell office:value-type="float" office:value="0.293233" calcext:value-type="float">
            <text:p>0.293233</text:p>
          </table:table-cell>
          <table:table-cell office:value-type="float" office:value="0.297357" calcext:value-type="float">
            <text:p>0.29735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3" calcext:value-type="float">
            <text:p>0.53043</text:p>
          </table:table-cell>
          <table:table-cell office:value-type="float" office:value="0.526967" calcext:value-type="float">
            <text:p>0.526967</text:p>
          </table:table-cell>
          <table:table-cell office:value-type="float" office:value="0.534867" calcext:value-type="float">
            <text:p>0.534867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53474" calcext:value-type="float">
            <text:p>5.5347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9.9725" calcext:value-type="float">
            <text:p>19.9725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6.55125" calcext:value-type="float">
            <text:p>6.5512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77656" calcext:value-type="float">
            <text:p>5.7765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36" calcext:value-type="float">
            <text:p>0.300036</text:p>
          </table:table-cell>
          <table:table-cell office:value-type="float" office:value="0.297653" calcext:value-type="float">
            <text:p>0.297653</text:p>
          </table:table-cell>
          <table:table-cell office:value-type="float" office:value="0.302233" calcext:value-type="float">
            <text:p>0.30223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57" calcext:value-type="float">
            <text:p>0.539357</text:p>
          </table:table-cell>
          <table:table-cell office:value-type="float" office:value="0.53536" calcext:value-type="float">
            <text:p>0.53536</text:p>
          </table:table-cell>
          <table:table-cell office:value-type="float" office:value="0.543047" calcext:value-type="float">
            <text:p>0.543047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4" calcext:value-type="float">
            <text:p>1.79764</text:p>
          </table:table-cell>
          <table:table-cell office:value-type="float" office:value="5.56252" calcext:value-type="float">
            <text:p>5.56252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6.601" calcext:value-type="float">
            <text:p>26.601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6.63148" calcext:value-type="float">
            <text:p>6.6314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.85751" calcext:value-type="float">
            <text:p>5.8575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54" calcext:value-type="float">
            <text:p>0.305054</text:p>
          </table:table-cell>
          <table:table-cell office:value-type="float" office:value="0.30396" calcext:value-type="float">
            <text:p>0.30396</text:p>
          </table:table-cell>
          <table:table-cell office:value-type="float" office:value="0.306623" calcext:value-type="float">
            <text:p>0.306623</text:p>
          </table:table-cell>
          <table:table-cell office:value-type="float" office:value="0.305036" calcext:value-type="float">
            <text:p>0.305036</text:p>
          </table:table-cell>
          <table:table-cell office:value-type="float" office:value="0.30219" calcext:value-type="float">
            <text:p>0.30219</text:p>
          </table:table-cell>
          <table:table-cell office:value-type="float" office:value="0.306963" calcext:value-type="float">
            <text:p>0.306963</text:p>
          </table:table-cell>
          <table:table-cell office:value-type="float" office:value="0.548402" calcext:value-type="float">
            <text:p>0.548402</text:p>
          </table:table-cell>
          <table:table-cell office:value-type="float" office:value="0.545333" calcext:value-type="float">
            <text:p>0.545333</text:p>
          </table:table-cell>
          <table:table-cell office:value-type="float" office:value="0.551867" calcext:value-type="float">
            <text:p>0.551867</text:p>
          </table:table-cell>
          <table:table-cell office:value-type="float" office:value="0.548371" calcext:value-type="float">
            <text:p>0.548371</text:p>
          </table:table-cell>
          <table:table-cell office:value-type="float" office:value="0.543407" calcext:value-type="float">
            <text:p>0.543407</text:p>
          </table:table-cell>
          <table:table-cell office:value-type="float" office:value="0.55186" calcext:value-type="float">
            <text:p>0.55186</text:p>
          </table:table-cell>
          <table:table-cell office:value-type="float" office:value="1.79772" calcext:value-type="float">
            <text:p>1.79772</text:p>
          </table:table-cell>
          <table:table-cell office:value-type="float" office:value="1.79773" calcext:value-type="float">
            <text:p>1.79773</text:p>
          </table:table-cell>
          <table:table-cell office:value-type="float" office:value="5.58343" calcext:value-type="float">
            <text:p>5.58343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43.3796" calcext:value-type="float">
            <text:p>43.3796</text:p>
          </table:table-cell>
          <table:table-cell office:value-type="float" office:value="1" calcext:value-type="float">
            <text:p>1</text:p>
          </table:table-cell>
          <table:table-cell office:value-type="float" office:value="933" calcext:value-type="float">
            <text:p>933</text:p>
          </table:table-cell>
          <table:table-cell office:value-type="float" office:value="6.73564" calcext:value-type="float">
            <text:p>6.7356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5.95977" calcext:value-type="float">
            <text:p>5.9597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59" calcext:value-type="float">
            <text:p>0.310059</text:p>
          </table:table-cell>
          <table:table-cell office:value-type="float" office:value="0.308787" calcext:value-type="float">
            <text:p>0.308787</text:p>
          </table:table-cell>
          <table:table-cell office:value-type="float" office:value="0.310782" calcext:value-type="float">
            <text:p>0.310782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3" calcext:value-type="float">
            <text:p>0.55753</text:p>
          </table:table-cell>
          <table:table-cell office:value-type="float" office:value="0.555027" calcext:value-type="float">
            <text:p>0.555027</text:p>
          </table:table-cell>
          <table:table-cell office:value-type="float" office:value="0.560178" calcext:value-type="float">
            <text:p>0.560178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4" calcext:value-type="float">
            <text:p>1.79814</text:p>
          </table:table-cell>
          <table:table-cell office:value-type="float" office:value="5.61257" calcext:value-type="float">
            <text:p>5.61257</text:p>
          </table:table-cell>
        </table:table-row>
        <table:table-row table:style-name="ro1">
          <table:table-cell/>
          <table:table-cell table:style-name="ce1" office:value-type="float" office:value="0.315" calcext:value-type="float">
            <text:p>0.315</text:p>
          </table:table-cell>
          <table:table-cell office:value-type="float" office:value="1369.21" calcext:value-type="float">
            <text:p>1369.21</text:p>
          </table:table-cell>
          <table:table-cell office:value-type="float" office:value="1" calcext:value-type="float">
            <text:p>1</text:p>
          </table:table-cell>
          <table:table-cell office:value-type="float" office:value="16006" calcext:value-type="float">
            <text:p>16006</text:p>
          </table:table-cell>
          <table:table-cell office:value-type="float" office:value="6.82261" calcext:value-type="float">
            <text:p>6.8226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.04717" calcext:value-type="float">
            <text:p>6.0471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4271" calcext:value-type="float">
            <text:p>0.314271</text:p>
          </table:table-cell>
          <table:table-cell office:value-type="float" office:value="0.312894" calcext:value-type="float">
            <text:p>0.312894</text:p>
          </table:table-cell>
          <table:table-cell office:value-type="float" office:value="0.315346" calcext:value-type="float">
            <text:p>0.315346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5325" calcext:value-type="float">
            <text:p>0.565325</text:p>
          </table:table-cell>
          <table:table-cell office:value-type="float" office:value="0.562941" calcext:value-type="float">
            <text:p>0.562941</text:p>
          </table:table-cell>
          <table:table-cell office:value-type="float" office:value="0.567391" calcext:value-type="float">
            <text:p>0.567391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5" calcext:value-type="float">
            <text:p>1.79885</text:p>
          </table:table-cell>
          <table:table-cell office:value-type="float" office:value="5.63134" calcext:value-type="float">
            <text:p>5.63134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 table:style-name="ce1" office:value-type="float" office:value="0.315" calcext:value-type="float">
            <text:p>0.315</text:p>
          </table:table-cell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4" calcext:value-type="float">
            <text:p>4.3791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8" calcext:value-type="float">
            <text:p>4.3273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21" calcext:value-type="float">
            <text:p>3.540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3" calcext:value-type="float">
            <text:p>4.44593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88" calcext:value-type="float">
            <text:p>4.4098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19" calcext:value-type="float">
            <text:p>4.353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4" calcext:value-type="float">
            <text:p>3.5539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5" calcext:value-type="float">
            <text:p>4.46245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7" calcext:value-type="float">
            <text:p>4.4808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9" calcext:value-type="float">
            <text:p>4.408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72" calcext:value-type="float">
            <text:p>3.6137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93" calcext:value-type="float">
            <text:p>4.50193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51" calcext:value-type="float">
            <text:p>4.5165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52" calcext:value-type="float">
            <text:p>4.4335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3" calcext:value-type="float">
            <text:p>3.63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6" calcext:value-type="float">
            <text:p>4.51696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68" calcext:value-type="float">
            <text:p>4.5556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8" calcext:value-type="float">
            <text:p>4.4647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82" calcext:value-type="float">
            <text:p>3.6708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6" calcext:value-type="float">
            <text:p>4.53356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58" calcext:value-type="float">
            <text:p>4.5955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45" calcext:value-type="float">
            <text:p>4.494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3" calcext:value-type="float">
            <text:p>3.7013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2" calcext:value-type="float">
            <text:p>4.5559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389" calcext:value-type="float">
            <text:p>4.6338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6" calcext:value-type="float">
            <text:p>4.5269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7" calcext:value-type="float">
            <text:p>3.7214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5" calcext:value-type="float">
            <text:p>4.57705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89" calcext:value-type="float">
            <text:p>4.6798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2" calcext:value-type="float">
            <text:p>4.560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1" calcext:value-type="float">
            <text:p>3.7673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5" calcext:value-type="float">
            <text:p>4.716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71" calcext:value-type="float">
            <text:p>4.585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6" calcext:value-type="float">
            <text:p>3.7856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64" calcext:value-type="float">
            <text:p>4.7676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5" calcext:value-type="float">
            <text:p>4.6205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55" calcext:value-type="float">
            <text:p>3.8265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22" calcext:value-type="float">
            <text:p>4.6402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55" calcext:value-type="float">
            <text:p>4.8225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72" calcext:value-type="float">
            <text:p>4.6557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83" calcext:value-type="float">
            <text:p>3.8608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16" calcext:value-type="float">
            <text:p>4.66516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25" calcext:value-type="float">
            <text:p>4.8602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4" calcext:value-type="float">
            <text:p>4.6852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6" calcext:value-type="float">
            <text:p>4.68016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1" calcext:value-type="float">
            <text:p>4.9119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9" calcext:value-type="float">
            <text:p>4.71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9" calcext:value-type="float">
            <text:p>3.9275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302" calcext:value-type="float">
            <text:p>4.70302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93" calcext:value-type="float">
            <text:p>4.961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931" calcext:value-type="float">
            <text:p>4.7493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231" calcext:value-type="float">
            <text:p>3.9523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79" calcext:value-type="float">
            <text:p>4.7227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879" calcext:value-type="float">
            <text:p>5.0187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7" calcext:value-type="float">
            <text:p>4.785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46" calcext:value-type="float">
            <text:p>3.9924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08" calcext:value-type="float">
            <text:p>4.74608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35" calcext:value-type="float">
            <text:p>5.093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52" calcext:value-type="float">
            <text:p>4.8335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715" calcext:value-type="float">
            <text:p>4.0371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73" calcext:value-type="float">
            <text:p>4.77873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811" calcext:value-type="float">
            <text:p>5.1381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197" calcext:value-type="float">
            <text:p>4.8619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25" calcext:value-type="float">
            <text:p>4.0642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55" calcext:value-type="float">
            <text:p>4.79455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63" calcext:value-type="float">
            <text:p>5.2116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706" calcext:value-type="float">
            <text:p>4.8970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469" calcext:value-type="float">
            <text:p>4.1046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95" calcext:value-type="float">
            <text:p>4.81295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44" calcext:value-type="float">
            <text:p>5.280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61" calcext:value-type="float">
            <text:p>4.9376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62" calcext:value-type="float">
            <text:p>4.1406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44" calcext:value-type="float">
            <text:p>4.83844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426" calcext:value-type="float">
            <text:p>5.3642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2" calcext:value-type="float">
            <text:p>4.988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214" calcext:value-type="float">
            <text:p>4.192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25" calcext:value-type="float">
            <text:p>4.87325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2988" calcext:value-type="float">
            <text:p>5.4298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57" calcext:value-type="float">
            <text:p>5.0225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22725" calcext:value-type="float">
            <text:p>4.2272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49" calcext:value-type="float">
            <text:p>4.89249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08" calcext:value-type="float">
            <text:p>5.508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62" calcext:value-type="float">
            <text:p>5.0616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861" calcext:value-type="float">
            <text:p>4.2686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8" calcext:value-type="float">
            <text:p>4.9151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0661" calcext:value-type="float">
            <text:p>5.6066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748" calcext:value-type="float">
            <text:p>5.1074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55" calcext:value-type="float">
            <text:p>4.3135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12" calcext:value-type="float">
            <text:p>4.94312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04" calcext:value-type="float">
            <text:p>5.690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501" calcext:value-type="float">
            <text:p>5.145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6055" calcext:value-type="float">
            <text:p>4.3605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79" calcext:value-type="float">
            <text:p>4.96179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7956" calcext:value-type="float">
            <text:p>5.795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775" calcext:value-type="float">
            <text:p>5.1877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39422" calcext:value-type="float">
            <text:p>4.3942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37" calcext:value-type="float">
            <text:p>4.99037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252" calcext:value-type="float">
            <text:p>5.9125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886" calcext:value-type="float">
            <text:p>5.2388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45472" calcext:value-type="float">
            <text:p>4.4547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922" calcext:value-type="float">
            <text:p>5.01922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0886" calcext:value-type="float">
            <text:p>6.0088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7" calcext:value-type="float">
            <text:p>5.2812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914" calcext:value-type="float">
            <text:p>4.499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123" calcext:value-type="float">
            <text:p>5.04123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518" calcext:value-type="float">
            <text:p>6.1451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3" calcext:value-type="float">
            <text:p>5.335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5449" calcext:value-type="float">
            <text:p>4.544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75" calcext:value-type="float">
            <text:p>5.07075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7772" calcext:value-type="float">
            <text:p>6.2777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" calcext:value-type="float">
            <text:p>5.38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82" calcext:value-type="float">
            <text:p>4.5968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396" calcext:value-type="float">
            <text:p>5.09396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195" calcext:value-type="float">
            <text:p>6.4419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42817" calcext:value-type="float">
            <text:p>5.4281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4151" calcext:value-type="float">
            <text:p>4.6415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87" calcext:value-type="float">
            <text:p>0.213487</text:p>
          </table:table-cell>
          <table:table-cell office:value-type="float" office:value="0.216487" calcext:value-type="float">
            <text:p>0.216487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8" calcext:value-type="float">
            <text:p>0.386868</text:p>
          </table:table-cell>
          <table:table-cell office:value-type="float" office:value="0.38159" calcext:value-type="float">
            <text:p>0.38159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972" calcext:value-type="float">
            <text:p>5.11972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9207" calcext:value-type="float">
            <text:p>6.5920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.48776" calcext:value-type="float">
            <text:p>5.4877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69593" calcext:value-type="float">
            <text:p>4.6959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3" calcext:value-type="float">
            <text:p>0.218303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1" calcext:value-type="float">
            <text:p>0.395771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79" calcext:value-type="float">
            <text:p>0.39879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504" calcext:value-type="float">
            <text:p>5.1504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4507" calcext:value-type="float">
            <text:p>6.7450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629" calcext:value-type="float">
            <text:p>5.5262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73801" calcext:value-type="float">
            <text:p>4.7380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3" calcext:value-type="float">
            <text:p>0.225163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" calcext:value-type="float">
            <text:p>0.39979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688" calcext:value-type="float">
            <text:p>5.16688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4559" calcext:value-type="float">
            <text:p>6.9455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59059" calcext:value-type="float">
            <text:p>5.5905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0009" calcext:value-type="float">
            <text:p>4.8000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3" calcext:value-type="float">
            <text:p>0.23013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77" calcext:value-type="float">
            <text:p>0.231777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" calcext:value-type="float">
            <text:p>0.40869</text:p>
          </table:table-cell>
          <table:table-cell office:value-type="float" office:value="0.41687" calcext:value-type="float">
            <text:p>0.41687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19962" calcext:value-type="float">
            <text:p>5.19962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7701" calcext:value-type="float">
            <text:p>7.1770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.65008" calcext:value-type="float">
            <text:p>5.6500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86932" calcext:value-type="float">
            <text:p>4.8693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3012" calcext:value-type="float">
            <text:p>5.2301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1569" calcext:value-type="float">
            <text:p>7.4156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78" calcext:value-type="float">
            <text:p>5.6977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749" calcext:value-type="float">
            <text:p>4.9174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23" calcext:value-type="float">
            <text:p>5.24923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673" calcext:value-type="float">
            <text:p>7.67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.76891" calcext:value-type="float">
            <text:p>5.7689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98012" calcext:value-type="float">
            <text:p>4.980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9" calcext:value-type="float">
            <text:p>0.440689</text:p>
          </table:table-cell>
          <table:table-cell office:value-type="float" office:value="0.435893" calcext:value-type="float">
            <text:p>0.435893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431" calcext:value-type="float">
            <text:p>5.2843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7.99875" calcext:value-type="float">
            <text:p>7.998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.82234" calcext:value-type="float">
            <text:p>5.822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04113" calcext:value-type="float">
            <text:p>5.041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" calcext:value-type="float">
            <text:p>0.44539</text:p>
          </table:table-cell>
          <table:table-cell office:value-type="float" office:value="0.452247" calcext:value-type="float">
            <text:p>0.452247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5.30524" calcext:value-type="float">
            <text:p>5.30524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1879" calcext:value-type="float">
            <text:p>8.3187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.87899" calcext:value-type="float">
            <text:p>5.8789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9592" calcext:value-type="float">
            <text:p>5.0959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5" calcext:value-type="float">
            <text:p>0.254965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" calcext:value-type="float">
            <text:p>0.2569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9" calcext:value-type="float">
            <text:p>0.458599</text:p>
          </table:table-cell>
          <table:table-cell office:value-type="float" office:value="0.45441" calcext:value-type="float">
            <text:p>0.45441</text:p>
          </table:table-cell>
          <table:table-cell office:value-type="float" office:value="0.461637" calcext:value-type="float">
            <text:p>0.461637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5.32916" calcext:value-type="float">
            <text:p>5.32916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0968" calcext:value-type="float">
            <text:p>8.80968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5.94725" calcext:value-type="float">
            <text:p>5.947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6925" calcext:value-type="float">
            <text:p>5.1692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7" calcext:value-type="float">
            <text:p>0.259977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67" calcext:value-type="float">
            <text:p>0.26146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09" calcext:value-type="float">
            <text:p>0.467609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6" calcext:value-type="float">
            <text:p>1.79866</text:p>
          </table:table-cell>
          <table:table-cell office:value-type="float" office:value="5.35749" calcext:value-type="float">
            <text:p>5.35749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27175" calcext:value-type="float">
            <text:p>9.2717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2002" calcext:value-type="float">
            <text:p>6.0200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.24058" calcext:value-type="float">
            <text:p>5.2405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7" calcext:value-type="float">
            <text:p>0.263277</text:p>
          </table:table-cell>
          <table:table-cell office:value-type="float" office:value="0.266317" calcext:value-type="float">
            <text:p>0.266317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5" calcext:value-type="float">
            <text:p>0.476585</text:p>
          </table:table-cell>
          <table:table-cell office:value-type="float" office:value="0.47249" calcext:value-type="float">
            <text:p>0.47249</text:p>
          </table:table-cell>
          <table:table-cell office:value-type="float" office:value="0.480077" calcext:value-type="float">
            <text:p>0.480077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88" calcext:value-type="float">
            <text:p>5.3858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7867" calcext:value-type="float">
            <text:p>9.7867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6.08885" calcext:value-type="float">
            <text:p>6.0888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875" calcext:value-type="float">
            <text:p>5.3087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17" calcext:value-type="float">
            <text:p>0.270017</text:p>
          </table:table-cell>
          <table:table-cell office:value-type="float" office:value="0.268417" calcext:value-type="float">
            <text:p>0.268417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" calcext:value-type="float">
            <text:p>0.48559</text:p>
          </table:table-cell>
          <table:table-cell office:value-type="float" office:value="0.481603" calcext:value-type="float">
            <text:p>0.481603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7" calcext:value-type="float">
            <text:p>1.79837</text:p>
          </table:table-cell>
          <table:table-cell office:value-type="float" office:value="5.41277" calcext:value-type="float">
            <text:p>5.41277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5992" calcext:value-type="float">
            <text:p>10.5992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6.15019" calcext:value-type="float">
            <text:p>6.1501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702" calcext:value-type="float">
            <text:p>5.370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37" calcext:value-type="float">
            <text:p>0.273437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2" calcext:value-type="float">
            <text:p>0.494522</text:p>
          </table:table-cell>
          <table:table-cell office:value-type="float" office:value="0.49065" calcext:value-type="float">
            <text:p>0.49065</text:p>
          </table:table-cell>
          <table:table-cell office:value-type="float" office:value="0.49762" calcext:value-type="float">
            <text:p>0.49762</text:p>
          </table:table-cell>
          <table:table-cell office:value-type="float" office:value="1.79816" calcext:value-type="float">
            <text:p>1.79816</text:p>
          </table:table-cell>
          <table:table-cell office:value-type="float" office:value="1.79815" calcext:value-type="float">
            <text:p>1.79815</text:p>
          </table:table-cell>
          <table:table-cell office:value-type="float" office:value="5.43602" calcext:value-type="float">
            <text:p>5.43602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4557" calcext:value-type="float">
            <text:p>11.4557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6.22234" calcext:value-type="float">
            <text:p>6.2223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44515" calcext:value-type="float">
            <text:p>5.4451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4" calcext:value-type="float">
            <text:p>0.28004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" calcext:value-type="float">
            <text:p>0.282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" calcext:value-type="float">
            <text:p>0.50723</text:p>
          </table:table-cell>
          <table:table-cell table:number-columns-repeated="2" office:value-type="float" office:value="1.79801" calcext:value-type="float">
            <text:p>1.79801</text:p>
          </table:table-cell>
          <table:table-cell office:value-type="float" office:value="5.46107" calcext:value-type="float">
            <text:p>5.46107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6398" calcext:value-type="float">
            <text:p>12.6398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6.30034" calcext:value-type="float">
            <text:p>6.3003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51799" calcext:value-type="float">
            <text:p>5.5179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7" calcext:value-type="float">
            <text:p>0.285007</text:p>
          </table:table-cell>
          <table:table-cell office:value-type="float" office:value="0.28358" calcext:value-type="float">
            <text:p>0.28358</text:p>
          </table:table-cell>
          <table:table-cell office:value-type="float" office:value="0.287003" calcext:value-type="float">
            <text:p>0.28700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5" calcext:value-type="float">
            <text:p>0.512425</text:p>
          </table:table-cell>
          <table:table-cell office:value-type="float" office:value="0.509593" calcext:value-type="float">
            <text:p>0.509593</text:p>
          </table:table-cell>
          <table:table-cell office:value-type="float" office:value="0.516137" calcext:value-type="float">
            <text:p>0.516137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948" calcext:value-type="float">
            <text:p>5.48948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3.9525" calcext:value-type="float">
            <text:p>13.952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6.37503" calcext:value-type="float">
            <text:p>6.3750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60081" calcext:value-type="float">
            <text:p>5.6008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9918" calcext:value-type="float">
            <text:p>0.289918</text:p>
          </table:table-cell>
          <table:table-cell office:value-type="float" office:value="0.288445" calcext:value-type="float">
            <text:p>0.288445</text:p>
          </table:table-cell>
          <table:table-cell office:value-type="float" office:value="0.291135" calcext:value-type="float">
            <text:p>0.291135</text:p>
          </table:table-cell>
          <table:table-cell office:value-type="float" office:value="0.289919" calcext:value-type="float">
            <text:p>0.289919</text:p>
          </table:table-cell>
          <table:table-cell office:value-type="float" office:value="0.28829" calcext:value-type="float">
            <text:p>0.28829</text:p>
          </table:table-cell>
          <table:table-cell office:value-type="float" office:value="0.2915" calcext:value-type="float">
            <text:p>0.2915</text:p>
          </table:table-cell>
          <table:table-cell office:value-type="float" office:value="0.521259" calcext:value-type="float">
            <text:p>0.521259</text:p>
          </table:table-cell>
          <table:table-cell office:value-type="float" office:value="0.518388" calcext:value-type="float">
            <text:p>0.518388</text:p>
          </table:table-cell>
          <table:table-cell office:value-type="float" office:value="0.524212" calcext:value-type="float">
            <text:p>0.524212</text:p>
          </table:table-cell>
          <table:table-cell office:value-type="float" office:value="0.521259" calcext:value-type="float">
            <text:p>0.521259</text:p>
          </table:table-cell>
          <table:table-cell office:value-type="float" office:value="0.518605" calcext:value-type="float">
            <text:p>0.518605</text:p>
          </table:table-cell>
          <table:table-cell office:value-type="float" office:value="0.524565" calcext:value-type="float">
            <text:p>0.524565</text:p>
          </table:table-cell>
          <table:table-cell table:number-columns-repeated="2" office:value-type="float" office:value="1.79795" calcext:value-type="float">
            <text:p>1.79795</text:p>
          </table:table-cell>
          <table:table-cell office:value-type="float" office:value="5.50983" calcext:value-type="float">
            <text:p>5.50983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6.0934" calcext:value-type="float">
            <text:p>16.0934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6.4674" calcext:value-type="float">
            <text:p>6.467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69285" calcext:value-type="float">
            <text:p>5.6928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14" calcext:value-type="float">
            <text:p>0.295014</text:p>
          </table:table-cell>
          <table:table-cell office:value-type="float" office:value="0.29324" calcext:value-type="float">
            <text:p>0.29324</text:p>
          </table:table-cell>
          <table:table-cell office:value-type="float" office:value="0.29736" calcext:value-type="float">
            <text:p>0.29736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25" calcext:value-type="float">
            <text:p>0.530425</text:p>
          </table:table-cell>
          <table:table-cell office:value-type="float" office:value="0.526967" calcext:value-type="float">
            <text:p>0.526967</text:p>
          </table:table-cell>
          <table:table-cell office:value-type="float" office:value="0.534857" calcext:value-type="float">
            <text:p>0.534857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5368" calcext:value-type="float">
            <text:p>5.5368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9.4959" calcext:value-type="float">
            <text:p>19.4959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6.5551" calcext:value-type="float">
            <text:p>6.555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.77871" calcext:value-type="float">
            <text:p>5.7787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9955" calcext:value-type="float">
            <text:p>0.299955</text:p>
          </table:table-cell>
          <table:table-cell office:value-type="float" office:value="0.298683" calcext:value-type="float">
            <text:p>0.298683</text:p>
          </table:table-cell>
          <table:table-cell office:value-type="float" office:value="0.301053" calcext:value-type="float">
            <text:p>0.301053</text:p>
          </table:table-cell>
          <table:table-cell office:value-type="float" office:value="0.29995" calcext:value-type="float">
            <text:p>0.29995</text:p>
          </table:table-cell>
          <table:table-cell office:value-type="float" office:value="0.29832" calcext:value-type="float">
            <text:p>0.29832</text:p>
          </table:table-cell>
          <table:table-cell office:value-type="float" office:value="0.301365" calcext:value-type="float">
            <text:p>0.301365</text:p>
          </table:table-cell>
          <table:table-cell office:value-type="float" office:value="0.539399" calcext:value-type="float">
            <text:p>0.539399</text:p>
          </table:table-cell>
          <table:table-cell office:value-type="float" office:value="0.535948" calcext:value-type="float">
            <text:p>0.535948</text:p>
          </table:table-cell>
          <table:table-cell office:value-type="float" office:value="0.543597" calcext:value-type="float">
            <text:p>0.543597</text:p>
          </table:table-cell>
          <table:table-cell office:value-type="float" office:value="0.539393" calcext:value-type="float">
            <text:p>0.539393</text:p>
          </table:table-cell>
          <table:table-cell office:value-type="float" office:value="0.53683" calcext:value-type="float">
            <text:p>0.53683</text:p>
          </table:table-cell>
          <table:table-cell office:value-type="float" office:value="0.543373" calcext:value-type="float">
            <text:p>0.543373</text:p>
          </table:table-cell>
          <table:table-cell table:number-columns-repeated="2" office:value-type="float" office:value="1.79827" calcext:value-type="float">
            <text:p>1.79827</text:p>
          </table:table-cell>
          <table:table-cell office:value-type="float" office:value="5.56751" calcext:value-type="float">
            <text:p>5.56751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5.6204" calcext:value-type="float">
            <text:p>25.6204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6.62987" calcext:value-type="float">
            <text:p>6.6298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85871" calcext:value-type="float">
            <text:p>5.8587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54" calcext:value-type="float">
            <text:p>0.305054</text:p>
          </table:table-cell>
          <table:table-cell office:value-type="float" office:value="0.30396" calcext:value-type="float">
            <text:p>0.30396</text:p>
          </table:table-cell>
          <table:table-cell office:value-type="float" office:value="0.306623" calcext:value-type="float">
            <text:p>0.306623</text:p>
          </table:table-cell>
          <table:table-cell office:value-type="float" office:value="0.305061" calcext:value-type="float">
            <text:p>0.305061</text:p>
          </table:table-cell>
          <table:table-cell office:value-type="float" office:value="0.302207" calcext:value-type="float">
            <text:p>0.302207</text:p>
          </table:table-cell>
          <table:table-cell office:value-type="float" office:value="0.306973" calcext:value-type="float">
            <text:p>0.306973</text:p>
          </table:table-cell>
          <table:table-cell office:value-type="float" office:value="0.548402" calcext:value-type="float">
            <text:p>0.548402</text:p>
          </table:table-cell>
          <table:table-cell office:value-type="float" office:value="0.545333" calcext:value-type="float">
            <text:p>0.545333</text:p>
          </table:table-cell>
          <table:table-cell office:value-type="float" office:value="0.551867" calcext:value-type="float">
            <text:p>0.551867</text:p>
          </table:table-cell>
          <table:table-cell office:value-type="float" office:value="0.54841" calcext:value-type="float">
            <text:p>0.54841</text:p>
          </table:table-cell>
          <table:table-cell office:value-type="float" office:value="0.543423" calcext:value-type="float">
            <text:p>0.543423</text:p>
          </table:table-cell>
          <table:table-cell office:value-type="float" office:value="0.551883" calcext:value-type="float">
            <text:p>0.551883</text:p>
          </table:table-cell>
          <table:table-cell office:value-type="float" office:value="1.79772" calcext:value-type="float">
            <text:p>1.79772</text:p>
          </table:table-cell>
          <table:table-cell office:value-type="float" office:value="1.7977" calcext:value-type="float">
            <text:p>1.7977</text:p>
          </table:table-cell>
          <table:table-cell office:value-type="float" office:value="5.57946" calcext:value-type="float">
            <text:p>5.57946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50.1806" calcext:value-type="float">
            <text:p>50.1806</text:p>
          </table:table-cell>
          <table:table-cell office:value-type="float" office:value="1" calcext:value-type="float">
            <text:p>1</text:p>
          </table:table-cell>
          <table:table-cell office:value-type="float" office:value="1187" calcext:value-type="float">
            <text:p>1187</text:p>
          </table:table-cell>
          <table:table-cell office:value-type="float" office:value="6.74755" calcext:value-type="float">
            <text:p>6.7475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5.97768" calcext:value-type="float">
            <text:p>5.9776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59" calcext:value-type="float">
            <text:p>0.310059</text:p>
          </table:table-cell>
          <table:table-cell office:value-type="float" office:value="0.30878" calcext:value-type="float">
            <text:p>0.30878</text:p>
          </table:table-cell>
          <table:table-cell office:value-type="float" office:value="0.310783" calcext:value-type="float">
            <text:p>0.310783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27" calcext:value-type="float">
            <text:p>0.557527</text:p>
          </table:table-cell>
          <table:table-cell office:value-type="float" office:value="0.555042" calcext:value-type="float">
            <text:p>0.555042</text:p>
          </table:table-cell>
          <table:table-cell office:value-type="float" office:value="0.560193" calcext:value-type="float">
            <text:p>0.560193</text:p>
          </table:table-cell>
          <table:table-cell table:number-columns-repeated="2" office:value-type="float" office:value="1.79813" calcext:value-type="float">
            <text:p>1.79813</text:p>
          </table:table-cell>
          <table:table-cell office:value-type="float" office:value="5.615" calcext:value-type="float">
            <text:p>5.615</text:p>
          </table:table-cell>
        </table:table-row>
        <table:table-row table:style-name="ro1">
          <table:table-cell/>
          <table:table-cell table:style-name="ce1" office:value-type="float" office:value="0.315" calcext:value-type="float">
            <text:p>0.315</text:p>
          </table:table-cell>
          <table:table-cell office:value-type="float" office:value="1350.81" calcext:value-type="float">
            <text:p>1350.81</text:p>
          </table:table-cell>
          <table:table-cell office:value-type="float" office:value="1" calcext:value-type="float">
            <text:p>1</text:p>
          </table:table-cell>
          <table:table-cell office:value-type="float" office:value="17690" calcext:value-type="float">
            <text:p>17690</text:p>
          </table:table-cell>
          <table:table-cell office:value-type="float" office:value="6.82056" calcext:value-type="float">
            <text:p>6.8205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6.0427" calcext:value-type="float">
            <text:p>6.042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4213" calcext:value-type="float">
            <text:p>0.314213</text:p>
          </table:table-cell>
          <table:table-cell office:value-type="float" office:value="0.312824" calcext:value-type="float">
            <text:p>0.312824</text:p>
          </table:table-cell>
          <table:table-cell office:value-type="float" office:value="0.31526" calcext:value-type="float">
            <text:p>0.31526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522" calcext:value-type="float">
            <text:p>0.56522</text:p>
          </table:table-cell>
          <table:table-cell office:value-type="float" office:value="0.562841" calcext:value-type="float">
            <text:p>0.562841</text:p>
          </table:table-cell>
          <table:table-cell office:value-type="float" office:value="0.567254" calcext:value-type="float">
            <text:p>0.567254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4" calcext:value-type="float">
            <text:p>1.79884</text:p>
          </table:table-cell>
          <table:table-cell office:value-type="float" office:value="5.63058" calcext:value-type="float">
            <text:p>5.63058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 table:style-name="ce1" office:value-type="float" office:value="0.315" calcext:value-type="float">
            <text:p>0.315</text:p>
          </table:table-cell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4" calcext:value-type="float">
            <text:p>4.3791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8" calcext:value-type="float">
            <text:p>4.3273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21" calcext:value-type="float">
            <text:p>3.540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3" calcext:value-type="float">
            <text:p>4.44593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88" calcext:value-type="float">
            <text:p>4.4098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19" calcext:value-type="float">
            <text:p>4.353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4" calcext:value-type="float">
            <text:p>3.5539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5" calcext:value-type="float">
            <text:p>4.46245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7" calcext:value-type="float">
            <text:p>4.4808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9" calcext:value-type="float">
            <text:p>4.408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72" calcext:value-type="float">
            <text:p>3.6137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93" calcext:value-type="float">
            <text:p>4.50193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51" calcext:value-type="float">
            <text:p>4.5165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52" calcext:value-type="float">
            <text:p>4.4335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3" calcext:value-type="float">
            <text:p>3.63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6" calcext:value-type="float">
            <text:p>4.51696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68" calcext:value-type="float">
            <text:p>4.5556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8" calcext:value-type="float">
            <text:p>4.4647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82" calcext:value-type="float">
            <text:p>3.6708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6" calcext:value-type="float">
            <text:p>4.53356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58" calcext:value-type="float">
            <text:p>4.5955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45" calcext:value-type="float">
            <text:p>4.494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3" calcext:value-type="float">
            <text:p>3.7013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2" calcext:value-type="float">
            <text:p>4.5559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389" calcext:value-type="float">
            <text:p>4.6338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6" calcext:value-type="float">
            <text:p>4.5269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7" calcext:value-type="float">
            <text:p>3.7214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5" calcext:value-type="float">
            <text:p>4.57705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89" calcext:value-type="float">
            <text:p>4.6798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2" calcext:value-type="float">
            <text:p>4.560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1" calcext:value-type="float">
            <text:p>3.7673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5" calcext:value-type="float">
            <text:p>4.716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71" calcext:value-type="float">
            <text:p>4.585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6" calcext:value-type="float">
            <text:p>3.7856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64" calcext:value-type="float">
            <text:p>4.7676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5" calcext:value-type="float">
            <text:p>4.6205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55" calcext:value-type="float">
            <text:p>3.8265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22" calcext:value-type="float">
            <text:p>4.6402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55" calcext:value-type="float">
            <text:p>4.8225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72" calcext:value-type="float">
            <text:p>4.6557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83" calcext:value-type="float">
            <text:p>3.8608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16" calcext:value-type="float">
            <text:p>4.66516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25" calcext:value-type="float">
            <text:p>4.8602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4" calcext:value-type="float">
            <text:p>4.6852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6" calcext:value-type="float">
            <text:p>4.68016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1" calcext:value-type="float">
            <text:p>4.9119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9" calcext:value-type="float">
            <text:p>4.71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9" calcext:value-type="float">
            <text:p>3.9275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302" calcext:value-type="float">
            <text:p>4.70302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93" calcext:value-type="float">
            <text:p>4.961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931" calcext:value-type="float">
            <text:p>4.7493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231" calcext:value-type="float">
            <text:p>3.9523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79" calcext:value-type="float">
            <text:p>4.7227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879" calcext:value-type="float">
            <text:p>5.0187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7" calcext:value-type="float">
            <text:p>4.785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46" calcext:value-type="float">
            <text:p>3.9924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08" calcext:value-type="float">
            <text:p>4.74608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35" calcext:value-type="float">
            <text:p>5.093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52" calcext:value-type="float">
            <text:p>4.8335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715" calcext:value-type="float">
            <text:p>4.0371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73" calcext:value-type="float">
            <text:p>4.77873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811" calcext:value-type="float">
            <text:p>5.1381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197" calcext:value-type="float">
            <text:p>4.8619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25" calcext:value-type="float">
            <text:p>4.0642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55" calcext:value-type="float">
            <text:p>4.79455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63" calcext:value-type="float">
            <text:p>5.2116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706" calcext:value-type="float">
            <text:p>4.8970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469" calcext:value-type="float">
            <text:p>4.1046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95" calcext:value-type="float">
            <text:p>4.81295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44" calcext:value-type="float">
            <text:p>5.280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61" calcext:value-type="float">
            <text:p>4.9376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62" calcext:value-type="float">
            <text:p>4.1406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44" calcext:value-type="float">
            <text:p>4.83844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426" calcext:value-type="float">
            <text:p>5.3642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2" calcext:value-type="float">
            <text:p>4.988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214" calcext:value-type="float">
            <text:p>4.192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25" calcext:value-type="float">
            <text:p>4.87325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2988" calcext:value-type="float">
            <text:p>5.4298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57" calcext:value-type="float">
            <text:p>5.0225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22725" calcext:value-type="float">
            <text:p>4.2272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49" calcext:value-type="float">
            <text:p>4.89249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08" calcext:value-type="float">
            <text:p>5.508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62" calcext:value-type="float">
            <text:p>5.0616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861" calcext:value-type="float">
            <text:p>4.2686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8" calcext:value-type="float">
            <text:p>4.9151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0661" calcext:value-type="float">
            <text:p>5.6066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748" calcext:value-type="float">
            <text:p>5.1074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55" calcext:value-type="float">
            <text:p>4.3135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12" calcext:value-type="float">
            <text:p>4.94312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04" calcext:value-type="float">
            <text:p>5.690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501" calcext:value-type="float">
            <text:p>5.145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6055" calcext:value-type="float">
            <text:p>4.3605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79" calcext:value-type="float">
            <text:p>4.96179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7956" calcext:value-type="float">
            <text:p>5.795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775" calcext:value-type="float">
            <text:p>5.1877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39422" calcext:value-type="float">
            <text:p>4.3942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37" calcext:value-type="float">
            <text:p>4.99037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252" calcext:value-type="float">
            <text:p>5.9125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886" calcext:value-type="float">
            <text:p>5.2388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45472" calcext:value-type="float">
            <text:p>4.4547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922" calcext:value-type="float">
            <text:p>5.01922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0886" calcext:value-type="float">
            <text:p>6.0088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7" calcext:value-type="float">
            <text:p>5.2812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914" calcext:value-type="float">
            <text:p>4.499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123" calcext:value-type="float">
            <text:p>5.04123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518" calcext:value-type="float">
            <text:p>6.1451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3" calcext:value-type="float">
            <text:p>5.335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5449" calcext:value-type="float">
            <text:p>4.544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75" calcext:value-type="float">
            <text:p>5.07075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7772" calcext:value-type="float">
            <text:p>6.2777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" calcext:value-type="float">
            <text:p>5.38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82" calcext:value-type="float">
            <text:p>4.5968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396" calcext:value-type="float">
            <text:p>5.09396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195" calcext:value-type="float">
            <text:p>6.4419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42817" calcext:value-type="float">
            <text:p>5.4281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4151" calcext:value-type="float">
            <text:p>4.6415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87" calcext:value-type="float">
            <text:p>0.213487</text:p>
          </table:table-cell>
          <table:table-cell office:value-type="float" office:value="0.216487" calcext:value-type="float">
            <text:p>0.216487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8" calcext:value-type="float">
            <text:p>0.386868</text:p>
          </table:table-cell>
          <table:table-cell office:value-type="float" office:value="0.38159" calcext:value-type="float">
            <text:p>0.38159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972" calcext:value-type="float">
            <text:p>5.11972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9207" calcext:value-type="float">
            <text:p>6.5920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.48776" calcext:value-type="float">
            <text:p>5.4877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69593" calcext:value-type="float">
            <text:p>4.6959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3" calcext:value-type="float">
            <text:p>0.218303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1" calcext:value-type="float">
            <text:p>0.395771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79" calcext:value-type="float">
            <text:p>0.39879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504" calcext:value-type="float">
            <text:p>5.1504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4507" calcext:value-type="float">
            <text:p>6.7450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629" calcext:value-type="float">
            <text:p>5.5262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73801" calcext:value-type="float">
            <text:p>4.7380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3" calcext:value-type="float">
            <text:p>0.225163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" calcext:value-type="float">
            <text:p>0.39979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688" calcext:value-type="float">
            <text:p>5.16688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4559" calcext:value-type="float">
            <text:p>6.9455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59059" calcext:value-type="float">
            <text:p>5.5905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0009" calcext:value-type="float">
            <text:p>4.8000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3" calcext:value-type="float">
            <text:p>0.23013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77" calcext:value-type="float">
            <text:p>0.231777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" calcext:value-type="float">
            <text:p>0.40869</text:p>
          </table:table-cell>
          <table:table-cell office:value-type="float" office:value="0.41687" calcext:value-type="float">
            <text:p>0.41687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19962" calcext:value-type="float">
            <text:p>5.19962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7701" calcext:value-type="float">
            <text:p>7.1770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.65008" calcext:value-type="float">
            <text:p>5.6500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86932" calcext:value-type="float">
            <text:p>4.8693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3012" calcext:value-type="float">
            <text:p>5.2301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1569" calcext:value-type="float">
            <text:p>7.4156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78" calcext:value-type="float">
            <text:p>5.6977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749" calcext:value-type="float">
            <text:p>4.9174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23" calcext:value-type="float">
            <text:p>5.24923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673" calcext:value-type="float">
            <text:p>7.67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.76891" calcext:value-type="float">
            <text:p>5.7689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98012" calcext:value-type="float">
            <text:p>4.980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9" calcext:value-type="float">
            <text:p>0.440689</text:p>
          </table:table-cell>
          <table:table-cell office:value-type="float" office:value="0.435893" calcext:value-type="float">
            <text:p>0.435893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431" calcext:value-type="float">
            <text:p>5.2843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7.99875" calcext:value-type="float">
            <text:p>7.998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.82234" calcext:value-type="float">
            <text:p>5.822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04113" calcext:value-type="float">
            <text:p>5.041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" calcext:value-type="float">
            <text:p>0.44539</text:p>
          </table:table-cell>
          <table:table-cell office:value-type="float" office:value="0.452247" calcext:value-type="float">
            <text:p>0.452247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5.30524" calcext:value-type="float">
            <text:p>5.30524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1879" calcext:value-type="float">
            <text:p>8.3187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.87899" calcext:value-type="float">
            <text:p>5.8789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9592" calcext:value-type="float">
            <text:p>5.0959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5" calcext:value-type="float">
            <text:p>0.254965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" calcext:value-type="float">
            <text:p>0.2569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9" calcext:value-type="float">
            <text:p>0.458599</text:p>
          </table:table-cell>
          <table:table-cell office:value-type="float" office:value="0.45441" calcext:value-type="float">
            <text:p>0.45441</text:p>
          </table:table-cell>
          <table:table-cell office:value-type="float" office:value="0.461637" calcext:value-type="float">
            <text:p>0.461637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5.32916" calcext:value-type="float">
            <text:p>5.32916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0968" calcext:value-type="float">
            <text:p>8.80968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5.94725" calcext:value-type="float">
            <text:p>5.947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6925" calcext:value-type="float">
            <text:p>5.1692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7" calcext:value-type="float">
            <text:p>0.259977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67" calcext:value-type="float">
            <text:p>0.26146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09" calcext:value-type="float">
            <text:p>0.467609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6" calcext:value-type="float">
            <text:p>1.79866</text:p>
          </table:table-cell>
          <table:table-cell office:value-type="float" office:value="5.35749" calcext:value-type="float">
            <text:p>5.35749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27175" calcext:value-type="float">
            <text:p>9.2717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2002" calcext:value-type="float">
            <text:p>6.0200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.24058" calcext:value-type="float">
            <text:p>5.2405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7" calcext:value-type="float">
            <text:p>0.263277</text:p>
          </table:table-cell>
          <table:table-cell office:value-type="float" office:value="0.266317" calcext:value-type="float">
            <text:p>0.266317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5" calcext:value-type="float">
            <text:p>0.476585</text:p>
          </table:table-cell>
          <table:table-cell office:value-type="float" office:value="0.47249" calcext:value-type="float">
            <text:p>0.47249</text:p>
          </table:table-cell>
          <table:table-cell office:value-type="float" office:value="0.480077" calcext:value-type="float">
            <text:p>0.480077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88" calcext:value-type="float">
            <text:p>5.3858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79141" calcext:value-type="float">
            <text:p>9.79141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6.08803" calcext:value-type="float">
            <text:p>6.0880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806" calcext:value-type="float">
            <text:p>5.3080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17" calcext:value-type="float">
            <text:p>0.270017</text:p>
          </table:table-cell>
          <table:table-cell office:value-type="float" office:value="0.268417" calcext:value-type="float">
            <text:p>0.268417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" calcext:value-type="float">
            <text:p>0.48559</text:p>
          </table:table-cell>
          <table:table-cell office:value-type="float" office:value="0.481603" calcext:value-type="float">
            <text:p>0.481603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7" calcext:value-type="float">
            <text:p>1.79837</text:p>
          </table:table-cell>
          <table:table-cell office:value-type="float" office:value="5.41239" calcext:value-type="float">
            <text:p>5.41239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5992" calcext:value-type="float">
            <text:p>10.5992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6.15019" calcext:value-type="float">
            <text:p>6.1501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702" calcext:value-type="float">
            <text:p>5.370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37" calcext:value-type="float">
            <text:p>0.273437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2" calcext:value-type="float">
            <text:p>0.494522</text:p>
          </table:table-cell>
          <table:table-cell office:value-type="float" office:value="0.49065" calcext:value-type="float">
            <text:p>0.49065</text:p>
          </table:table-cell>
          <table:table-cell office:value-type="float" office:value="0.49762" calcext:value-type="float">
            <text:p>0.49762</text:p>
          </table:table-cell>
          <table:table-cell office:value-type="float" office:value="1.79816" calcext:value-type="float">
            <text:p>1.79816</text:p>
          </table:table-cell>
          <table:table-cell office:value-type="float" office:value="1.79815" calcext:value-type="float">
            <text:p>1.79815</text:p>
          </table:table-cell>
          <table:table-cell office:value-type="float" office:value="5.43602" calcext:value-type="float">
            <text:p>5.43602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4557" calcext:value-type="float">
            <text:p>11.4557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6.22234" calcext:value-type="float">
            <text:p>6.2223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44515" calcext:value-type="float">
            <text:p>5.4451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4" calcext:value-type="float">
            <text:p>0.28004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" calcext:value-type="float">
            <text:p>0.282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" calcext:value-type="float">
            <text:p>0.50723</text:p>
          </table:table-cell>
          <table:table-cell table:number-columns-repeated="2" office:value-type="float" office:value="1.79801" calcext:value-type="float">
            <text:p>1.79801</text:p>
          </table:table-cell>
          <table:table-cell office:value-type="float" office:value="5.46107" calcext:value-type="float">
            <text:p>5.46107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6398" calcext:value-type="float">
            <text:p>12.6398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6.30034" calcext:value-type="float">
            <text:p>6.3003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51799" calcext:value-type="float">
            <text:p>5.5179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7" calcext:value-type="float">
            <text:p>0.285007</text:p>
          </table:table-cell>
          <table:table-cell office:value-type="float" office:value="0.28358" calcext:value-type="float">
            <text:p>0.28358</text:p>
          </table:table-cell>
          <table:table-cell office:value-type="float" office:value="0.287003" calcext:value-type="float">
            <text:p>0.28700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5" calcext:value-type="float">
            <text:p>0.512425</text:p>
          </table:table-cell>
          <table:table-cell office:value-type="float" office:value="0.509593" calcext:value-type="float">
            <text:p>0.509593</text:p>
          </table:table-cell>
          <table:table-cell office:value-type="float" office:value="0.516137" calcext:value-type="float">
            <text:p>0.516137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948" calcext:value-type="float">
            <text:p>5.48948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3.8754" calcext:value-type="float">
            <text:p>13.8754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6.38033" calcext:value-type="float">
            <text:p>6.3803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60413" calcext:value-type="float">
            <text:p>5.6041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9918" calcext:value-type="float">
            <text:p>0.289918</text:p>
          </table:table-cell>
          <table:table-cell office:value-type="float" office:value="0.288445" calcext:value-type="float">
            <text:p>0.288445</text:p>
          </table:table-cell>
          <table:table-cell office:value-type="float" office:value="0.291135" calcext:value-type="float">
            <text:p>0.291135</text:p>
          </table:table-cell>
          <table:table-cell office:value-type="float" office:value="0.28992" calcext:value-type="float">
            <text:p>0.28992</text:p>
          </table:table-cell>
          <table:table-cell office:value-type="float" office:value="0.288295" calcext:value-type="float">
            <text:p>0.288295</text:p>
          </table:table-cell>
          <table:table-cell office:value-type="float" office:value="0.291498" calcext:value-type="float">
            <text:p>0.291498</text:p>
          </table:table-cell>
          <table:table-cell office:value-type="float" office:value="0.521259" calcext:value-type="float">
            <text:p>0.521259</text:p>
          </table:table-cell>
          <table:table-cell office:value-type="float" office:value="0.518388" calcext:value-type="float">
            <text:p>0.518388</text:p>
          </table:table-cell>
          <table:table-cell office:value-type="float" office:value="0.524212" calcext:value-type="float">
            <text:p>0.524212</text:p>
          </table:table-cell>
          <table:table-cell office:value-type="float" office:value="0.521262" calcext:value-type="float">
            <text:p>0.521262</text:p>
          </table:table-cell>
          <table:table-cell office:value-type="float" office:value="0.518622" calcext:value-type="float">
            <text:p>0.518622</text:p>
          </table:table-cell>
          <table:table-cell office:value-type="float" office:value="0.524565" calcext:value-type="float">
            <text:p>0.524565</text:p>
          </table:table-cell>
          <table:table-cell table:number-columns-repeated="2" office:value-type="float" office:value="1.79795" calcext:value-type="float">
            <text:p>1.79795</text:p>
          </table:table-cell>
          <table:table-cell office:value-type="float" office:value="5.51271" calcext:value-type="float">
            <text:p>5.51271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6.1011" calcext:value-type="float">
            <text:p>16.1011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6.4607" calcext:value-type="float">
            <text:p>6.460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.68554" calcext:value-type="float">
            <text:p>5.6855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15" calcext:value-type="float">
            <text:p>0.295015</text:p>
          </table:table-cell>
          <table:table-cell office:value-type="float" office:value="0.293247" calcext:value-type="float">
            <text:p>0.293247</text:p>
          </table:table-cell>
          <table:table-cell office:value-type="float" office:value="0.29736" calcext:value-type="float">
            <text:p>0.29736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24" calcext:value-type="float">
            <text:p>0.530424</text:p>
          </table:table-cell>
          <table:table-cell office:value-type="float" office:value="0.526953" calcext:value-type="float">
            <text:p>0.526953</text:p>
          </table:table-cell>
          <table:table-cell office:value-type="float" office:value="0.53486" calcext:value-type="float">
            <text:p>0.5348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5.53556" calcext:value-type="float">
            <text:p>5.53556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1185" calcext:value-type="float">
            <text:p>20.1185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6.55297" calcext:value-type="float">
            <text:p>6.5529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.78335" calcext:value-type="float">
            <text:p>5.7833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37" calcext:value-type="float">
            <text:p>0.300037</text:p>
          </table:table-cell>
          <table:table-cell office:value-type="float" office:value="0.297643" calcext:value-type="float">
            <text:p>0.297643</text:p>
          </table:table-cell>
          <table:table-cell office:value-type="float" office:value="0.302217" calcext:value-type="float">
            <text:p>0.302217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59" calcext:value-type="float">
            <text:p>0.539359</text:p>
          </table:table-cell>
          <table:table-cell office:value-type="float" office:value="0.535327" calcext:value-type="float">
            <text:p>0.535327</text:p>
          </table:table-cell>
          <table:table-cell office:value-type="float" office:value="0.543017" calcext:value-type="float">
            <text:p>0.543017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4" calcext:value-type="float">
            <text:p>1.79764</text:p>
          </table:table-cell>
          <table:table-cell office:value-type="float" office:value="5.56514" calcext:value-type="float">
            <text:p>5.56514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6.4218" calcext:value-type="float">
            <text:p>26.4218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6.63589" calcext:value-type="float">
            <text:p>6.635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86247" calcext:value-type="float">
            <text:p>5.8624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05022" calcext:value-type="float">
            <text:p>0.305022</text:p>
          </table:table-cell>
          <table:table-cell office:value-type="float" office:value="0.30341" calcext:value-type="float">
            <text:p>0.30341</text:p>
          </table:table-cell>
          <table:table-cell office:value-type="float" office:value="0.306014" calcext:value-type="float">
            <text:p>0.306014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318" calcext:value-type="float">
            <text:p>0.550318</text:p>
          </table:table-cell>
          <table:table-cell office:value-type="float" office:value="0.548381" calcext:value-type="float">
            <text:p>0.548381</text:p>
          </table:table-cell>
          <table:table-cell office:value-type="float" office:value="0.545122" calcext:value-type="float">
            <text:p>0.545122</text:p>
          </table:table-cell>
          <table:table-cell office:value-type="float" office:value="0.551446" calcext:value-type="float">
            <text:p>0.551446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58347" calcext:value-type="float">
            <text:p>5.58347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49.8101" calcext:value-type="float">
            <text:p>49.8101</text:p>
          </table:table-cell>
          <table:table-cell office:value-type="float" office:value="1" calcext:value-type="float">
            <text:p>1</text:p>
          </table:table-cell>
          <table:table-cell office:value-type="float" office:value="1187" calcext:value-type="float">
            <text:p>1187</text:p>
          </table:table-cell>
          <table:table-cell office:value-type="float" office:value="6.74465" calcext:value-type="float">
            <text:p>6.7446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7085" calcext:value-type="float">
            <text:p>5.9708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44" calcext:value-type="float">
            <text:p>0.310044</text:p>
          </table:table-cell>
          <table:table-cell office:value-type="float" office:value="0.308773" calcext:value-type="float">
            <text:p>0.308773</text:p>
          </table:table-cell>
          <table:table-cell office:value-type="float" office:value="0.31077" calcext:value-type="float">
            <text:p>0.31077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07" calcext:value-type="float">
            <text:p>0.557507</text:p>
          </table:table-cell>
          <table:table-cell office:value-type="float" office:value="0.55502" calcext:value-type="float">
            <text:p>0.55502</text:p>
          </table:table-cell>
          <table:table-cell office:value-type="float" office:value="0.560158" calcext:value-type="float">
            <text:p>0.560158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5" calcext:value-type="float">
            <text:p>1.79815</text:p>
          </table:table-cell>
          <table:table-cell office:value-type="float" office:value="5.61694" calcext:value-type="float">
            <text:p>5.61694</text:p>
          </table:table-cell>
        </table:table-row>
        <table:table-row table:style-name="ro1">
          <table:table-cell/>
          <table:table-cell table:style-name="ce1" office:value-type="float" office:value="0.315" calcext:value-type="float">
            <text:p>0.315</text:p>
          </table:table-cell>
          <table:table-cell office:value-type="float" office:value="1198.67" calcext:value-type="float">
            <text:p>1198.67</text:p>
          </table:table-cell>
          <table:table-cell office:value-type="float" office:value="1" calcext:value-type="float">
            <text:p>1</text:p>
          </table:table-cell>
          <table:table-cell office:value-type="float" office:value="15612" calcext:value-type="float">
            <text:p>15612</text:p>
          </table:table-cell>
          <table:table-cell office:value-type="float" office:value="6.82211" calcext:value-type="float">
            <text:p>6.822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4065" calcext:value-type="float">
            <text:p>6.040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429" calcext:value-type="float">
            <text:p>0.31429</text:p>
          </table:table-cell>
          <table:table-cell office:value-type="float" office:value="0.312906" calcext:value-type="float">
            <text:p>0.312906</text:p>
          </table:table-cell>
          <table:table-cell office:value-type="float" office:value="0.315359" calcext:value-type="float">
            <text:p>0.315359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5363" calcext:value-type="float">
            <text:p>0.565363</text:p>
          </table:table-cell>
          <table:table-cell office:value-type="float" office:value="0.56297" calcext:value-type="float">
            <text:p>0.56297</text:p>
          </table:table-cell>
          <table:table-cell office:value-type="float" office:value="0.567427" calcext:value-type="float">
            <text:p>0.567427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6" calcext:value-type="float">
            <text:p>1.79886</text:p>
          </table:table-cell>
          <table:table-cell office:value-type="float" office:value="5.63222" calcext:value-type="float">
            <text:p>5.63222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 table:style-name="ce1" office:value-type="float" office:value="0.315" calcext:value-type="float">
            <text:p>0.315</text:p>
          </table:table-cell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4" calcext:value-type="float">
            <text:p>4.3791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8" calcext:value-type="float">
            <text:p>4.3273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21" calcext:value-type="float">
            <text:p>3.540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3" calcext:value-type="float">
            <text:p>4.44593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88" calcext:value-type="float">
            <text:p>4.4098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19" calcext:value-type="float">
            <text:p>4.353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4" calcext:value-type="float">
            <text:p>3.5539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5" calcext:value-type="float">
            <text:p>4.46245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7" calcext:value-type="float">
            <text:p>4.4808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9" calcext:value-type="float">
            <text:p>4.408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72" calcext:value-type="float">
            <text:p>3.6137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93" calcext:value-type="float">
            <text:p>4.50193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51" calcext:value-type="float">
            <text:p>4.5165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52" calcext:value-type="float">
            <text:p>4.4335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3" calcext:value-type="float">
            <text:p>3.63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6" calcext:value-type="float">
            <text:p>4.51696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68" calcext:value-type="float">
            <text:p>4.5556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8" calcext:value-type="float">
            <text:p>4.4647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82" calcext:value-type="float">
            <text:p>3.6708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6" calcext:value-type="float">
            <text:p>4.53356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58" calcext:value-type="float">
            <text:p>4.5955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45" calcext:value-type="float">
            <text:p>4.494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3" calcext:value-type="float">
            <text:p>3.7013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2" calcext:value-type="float">
            <text:p>4.5559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389" calcext:value-type="float">
            <text:p>4.6338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6" calcext:value-type="float">
            <text:p>4.5269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7" calcext:value-type="float">
            <text:p>3.7214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5" calcext:value-type="float">
            <text:p>4.57705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89" calcext:value-type="float">
            <text:p>4.6798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2" calcext:value-type="float">
            <text:p>4.560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1" calcext:value-type="float">
            <text:p>3.7673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5" calcext:value-type="float">
            <text:p>4.716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71" calcext:value-type="float">
            <text:p>4.585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6" calcext:value-type="float">
            <text:p>3.7856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64" calcext:value-type="float">
            <text:p>4.7676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5" calcext:value-type="float">
            <text:p>4.6205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55" calcext:value-type="float">
            <text:p>3.8265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22" calcext:value-type="float">
            <text:p>4.6402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55" calcext:value-type="float">
            <text:p>4.8225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72" calcext:value-type="float">
            <text:p>4.6557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83" calcext:value-type="float">
            <text:p>3.8608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16" calcext:value-type="float">
            <text:p>4.66516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25" calcext:value-type="float">
            <text:p>4.8602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4" calcext:value-type="float">
            <text:p>4.6852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6" calcext:value-type="float">
            <text:p>4.68016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1" calcext:value-type="float">
            <text:p>4.9119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9" calcext:value-type="float">
            <text:p>4.71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9" calcext:value-type="float">
            <text:p>3.9275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302" calcext:value-type="float">
            <text:p>4.70302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93" calcext:value-type="float">
            <text:p>4.961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931" calcext:value-type="float">
            <text:p>4.7493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231" calcext:value-type="float">
            <text:p>3.9523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79" calcext:value-type="float">
            <text:p>4.7227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879" calcext:value-type="float">
            <text:p>5.0187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7" calcext:value-type="float">
            <text:p>4.785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46" calcext:value-type="float">
            <text:p>3.9924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08" calcext:value-type="float">
            <text:p>4.74608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35" calcext:value-type="float">
            <text:p>5.093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52" calcext:value-type="float">
            <text:p>4.8335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715" calcext:value-type="float">
            <text:p>4.0371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73" calcext:value-type="float">
            <text:p>4.77873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811" calcext:value-type="float">
            <text:p>5.1381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197" calcext:value-type="float">
            <text:p>4.8619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25" calcext:value-type="float">
            <text:p>4.0642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55" calcext:value-type="float">
            <text:p>4.79455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63" calcext:value-type="float">
            <text:p>5.2116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706" calcext:value-type="float">
            <text:p>4.8970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469" calcext:value-type="float">
            <text:p>4.1046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95" calcext:value-type="float">
            <text:p>4.81295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44" calcext:value-type="float">
            <text:p>5.280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61" calcext:value-type="float">
            <text:p>4.9376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62" calcext:value-type="float">
            <text:p>4.1406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44" calcext:value-type="float">
            <text:p>4.83844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426" calcext:value-type="float">
            <text:p>5.3642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2" calcext:value-type="float">
            <text:p>4.988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214" calcext:value-type="float">
            <text:p>4.192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25" calcext:value-type="float">
            <text:p>4.87325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2988" calcext:value-type="float">
            <text:p>5.4298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57" calcext:value-type="float">
            <text:p>5.0225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22725" calcext:value-type="float">
            <text:p>4.2272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49" calcext:value-type="float">
            <text:p>4.89249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08" calcext:value-type="float">
            <text:p>5.508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62" calcext:value-type="float">
            <text:p>5.0616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861" calcext:value-type="float">
            <text:p>4.2686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8" calcext:value-type="float">
            <text:p>4.9151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0661" calcext:value-type="float">
            <text:p>5.6066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748" calcext:value-type="float">
            <text:p>5.1074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55" calcext:value-type="float">
            <text:p>4.3135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12" calcext:value-type="float">
            <text:p>4.94312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04" calcext:value-type="float">
            <text:p>5.690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501" calcext:value-type="float">
            <text:p>5.145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6055" calcext:value-type="float">
            <text:p>4.3605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79" calcext:value-type="float">
            <text:p>4.96179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7956" calcext:value-type="float">
            <text:p>5.795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775" calcext:value-type="float">
            <text:p>5.1877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39422" calcext:value-type="float">
            <text:p>4.3942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37" calcext:value-type="float">
            <text:p>4.99037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252" calcext:value-type="float">
            <text:p>5.9125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886" calcext:value-type="float">
            <text:p>5.2388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45472" calcext:value-type="float">
            <text:p>4.4547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922" calcext:value-type="float">
            <text:p>5.01922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0886" calcext:value-type="float">
            <text:p>6.0088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7" calcext:value-type="float">
            <text:p>5.2812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914" calcext:value-type="float">
            <text:p>4.499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123" calcext:value-type="float">
            <text:p>5.04123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518" calcext:value-type="float">
            <text:p>6.1451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3" calcext:value-type="float">
            <text:p>5.335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5449" calcext:value-type="float">
            <text:p>4.544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75" calcext:value-type="float">
            <text:p>5.07075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7772" calcext:value-type="float">
            <text:p>6.2777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" calcext:value-type="float">
            <text:p>5.38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82" calcext:value-type="float">
            <text:p>4.5968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396" calcext:value-type="float">
            <text:p>5.09396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195" calcext:value-type="float">
            <text:p>6.4419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42817" calcext:value-type="float">
            <text:p>5.4281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4151" calcext:value-type="float">
            <text:p>4.6415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87" calcext:value-type="float">
            <text:p>0.213487</text:p>
          </table:table-cell>
          <table:table-cell office:value-type="float" office:value="0.216487" calcext:value-type="float">
            <text:p>0.216487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8" calcext:value-type="float">
            <text:p>0.386868</text:p>
          </table:table-cell>
          <table:table-cell office:value-type="float" office:value="0.38159" calcext:value-type="float">
            <text:p>0.38159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972" calcext:value-type="float">
            <text:p>5.11972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9207" calcext:value-type="float">
            <text:p>6.5920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.48776" calcext:value-type="float">
            <text:p>5.4877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69593" calcext:value-type="float">
            <text:p>4.6959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3" calcext:value-type="float">
            <text:p>0.218303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1" calcext:value-type="float">
            <text:p>0.395771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79" calcext:value-type="float">
            <text:p>0.39879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504" calcext:value-type="float">
            <text:p>5.1504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4507" calcext:value-type="float">
            <text:p>6.7450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629" calcext:value-type="float">
            <text:p>5.5262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73801" calcext:value-type="float">
            <text:p>4.7380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3" calcext:value-type="float">
            <text:p>0.225163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" calcext:value-type="float">
            <text:p>0.39979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688" calcext:value-type="float">
            <text:p>5.16688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4559" calcext:value-type="float">
            <text:p>6.9455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59059" calcext:value-type="float">
            <text:p>5.5905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0009" calcext:value-type="float">
            <text:p>4.8000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3" calcext:value-type="float">
            <text:p>0.23013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77" calcext:value-type="float">
            <text:p>0.231777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" calcext:value-type="float">
            <text:p>0.40869</text:p>
          </table:table-cell>
          <table:table-cell office:value-type="float" office:value="0.41687" calcext:value-type="float">
            <text:p>0.41687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19962" calcext:value-type="float">
            <text:p>5.19962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7701" calcext:value-type="float">
            <text:p>7.1770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.65008" calcext:value-type="float">
            <text:p>5.6500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86932" calcext:value-type="float">
            <text:p>4.8693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3012" calcext:value-type="float">
            <text:p>5.2301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1569" calcext:value-type="float">
            <text:p>7.4156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78" calcext:value-type="float">
            <text:p>5.6977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749" calcext:value-type="float">
            <text:p>4.9174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23" calcext:value-type="float">
            <text:p>5.24923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673" calcext:value-type="float">
            <text:p>7.67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.76891" calcext:value-type="float">
            <text:p>5.7689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98012" calcext:value-type="float">
            <text:p>4.980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9" calcext:value-type="float">
            <text:p>0.440689</text:p>
          </table:table-cell>
          <table:table-cell office:value-type="float" office:value="0.435893" calcext:value-type="float">
            <text:p>0.435893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431" calcext:value-type="float">
            <text:p>5.2843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7.99875" calcext:value-type="float">
            <text:p>7.998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.82234" calcext:value-type="float">
            <text:p>5.822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04113" calcext:value-type="float">
            <text:p>5.041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" calcext:value-type="float">
            <text:p>0.44539</text:p>
          </table:table-cell>
          <table:table-cell office:value-type="float" office:value="0.452247" calcext:value-type="float">
            <text:p>0.452247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5.30524" calcext:value-type="float">
            <text:p>5.30524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1879" calcext:value-type="float">
            <text:p>8.3187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.87899" calcext:value-type="float">
            <text:p>5.8789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9592" calcext:value-type="float">
            <text:p>5.0959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5" calcext:value-type="float">
            <text:p>0.254965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" calcext:value-type="float">
            <text:p>0.2569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9" calcext:value-type="float">
            <text:p>0.458599</text:p>
          </table:table-cell>
          <table:table-cell office:value-type="float" office:value="0.45441" calcext:value-type="float">
            <text:p>0.45441</text:p>
          </table:table-cell>
          <table:table-cell office:value-type="float" office:value="0.461637" calcext:value-type="float">
            <text:p>0.461637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5.32916" calcext:value-type="float">
            <text:p>5.32916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0968" calcext:value-type="float">
            <text:p>8.80968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5.94725" calcext:value-type="float">
            <text:p>5.947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6925" calcext:value-type="float">
            <text:p>5.1692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7" calcext:value-type="float">
            <text:p>0.259977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67" calcext:value-type="float">
            <text:p>0.26146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09" calcext:value-type="float">
            <text:p>0.467609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6" calcext:value-type="float">
            <text:p>1.79866</text:p>
          </table:table-cell>
          <table:table-cell office:value-type="float" office:value="5.35749" calcext:value-type="float">
            <text:p>5.35749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27175" calcext:value-type="float">
            <text:p>9.2717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2002" calcext:value-type="float">
            <text:p>6.0200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.24058" calcext:value-type="float">
            <text:p>5.2405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7" calcext:value-type="float">
            <text:p>0.263277</text:p>
          </table:table-cell>
          <table:table-cell office:value-type="float" office:value="0.266317" calcext:value-type="float">
            <text:p>0.266317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5" calcext:value-type="float">
            <text:p>0.476585</text:p>
          </table:table-cell>
          <table:table-cell office:value-type="float" office:value="0.47249" calcext:value-type="float">
            <text:p>0.47249</text:p>
          </table:table-cell>
          <table:table-cell office:value-type="float" office:value="0.480077" calcext:value-type="float">
            <text:p>0.480077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88" calcext:value-type="float">
            <text:p>5.3858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79141" calcext:value-type="float">
            <text:p>9.79141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6.08803" calcext:value-type="float">
            <text:p>6.0880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806" calcext:value-type="float">
            <text:p>5.3080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17" calcext:value-type="float">
            <text:p>0.270017</text:p>
          </table:table-cell>
          <table:table-cell office:value-type="float" office:value="0.268417" calcext:value-type="float">
            <text:p>0.268417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" calcext:value-type="float">
            <text:p>0.48559</text:p>
          </table:table-cell>
          <table:table-cell office:value-type="float" office:value="0.481603" calcext:value-type="float">
            <text:p>0.481603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7" calcext:value-type="float">
            <text:p>1.79837</text:p>
          </table:table-cell>
          <table:table-cell office:value-type="float" office:value="5.41239" calcext:value-type="float">
            <text:p>5.41239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5992" calcext:value-type="float">
            <text:p>10.5992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6.15019" calcext:value-type="float">
            <text:p>6.1501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702" calcext:value-type="float">
            <text:p>5.370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37" calcext:value-type="float">
            <text:p>0.273437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2" calcext:value-type="float">
            <text:p>0.494522</text:p>
          </table:table-cell>
          <table:table-cell office:value-type="float" office:value="0.49065" calcext:value-type="float">
            <text:p>0.49065</text:p>
          </table:table-cell>
          <table:table-cell office:value-type="float" office:value="0.49762" calcext:value-type="float">
            <text:p>0.49762</text:p>
          </table:table-cell>
          <table:table-cell office:value-type="float" office:value="1.79816" calcext:value-type="float">
            <text:p>1.79816</text:p>
          </table:table-cell>
          <table:table-cell office:value-type="float" office:value="1.79815" calcext:value-type="float">
            <text:p>1.79815</text:p>
          </table:table-cell>
          <table:table-cell office:value-type="float" office:value="5.43602" calcext:value-type="float">
            <text:p>5.43602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4557" calcext:value-type="float">
            <text:p>11.4557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6.22234" calcext:value-type="float">
            <text:p>6.2223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44515" calcext:value-type="float">
            <text:p>5.4451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4" calcext:value-type="float">
            <text:p>0.28004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" calcext:value-type="float">
            <text:p>0.282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" calcext:value-type="float">
            <text:p>0.50723</text:p>
          </table:table-cell>
          <table:table-cell table:number-columns-repeated="2" office:value-type="float" office:value="1.79801" calcext:value-type="float">
            <text:p>1.79801</text:p>
          </table:table-cell>
          <table:table-cell office:value-type="float" office:value="5.46107" calcext:value-type="float">
            <text:p>5.46107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6398" calcext:value-type="float">
            <text:p>12.6398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6.30034" calcext:value-type="float">
            <text:p>6.3003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51799" calcext:value-type="float">
            <text:p>5.5179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7" calcext:value-type="float">
            <text:p>0.285007</text:p>
          </table:table-cell>
          <table:table-cell office:value-type="float" office:value="0.28358" calcext:value-type="float">
            <text:p>0.28358</text:p>
          </table:table-cell>
          <table:table-cell office:value-type="float" office:value="0.287003" calcext:value-type="float">
            <text:p>0.28700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5" calcext:value-type="float">
            <text:p>0.512425</text:p>
          </table:table-cell>
          <table:table-cell office:value-type="float" office:value="0.509593" calcext:value-type="float">
            <text:p>0.509593</text:p>
          </table:table-cell>
          <table:table-cell office:value-type="float" office:value="0.516137" calcext:value-type="float">
            <text:p>0.516137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948" calcext:value-type="float">
            <text:p>5.48948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3.8754" calcext:value-type="float">
            <text:p>13.8754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6.38033" calcext:value-type="float">
            <text:p>6.3803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60413" calcext:value-type="float">
            <text:p>5.6041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9918" calcext:value-type="float">
            <text:p>0.289918</text:p>
          </table:table-cell>
          <table:table-cell office:value-type="float" office:value="0.288445" calcext:value-type="float">
            <text:p>0.288445</text:p>
          </table:table-cell>
          <table:table-cell office:value-type="float" office:value="0.291135" calcext:value-type="float">
            <text:p>0.291135</text:p>
          </table:table-cell>
          <table:table-cell office:value-type="float" office:value="0.28992" calcext:value-type="float">
            <text:p>0.28992</text:p>
          </table:table-cell>
          <table:table-cell office:value-type="float" office:value="0.288295" calcext:value-type="float">
            <text:p>0.288295</text:p>
          </table:table-cell>
          <table:table-cell office:value-type="float" office:value="0.291498" calcext:value-type="float">
            <text:p>0.291498</text:p>
          </table:table-cell>
          <table:table-cell office:value-type="float" office:value="0.521259" calcext:value-type="float">
            <text:p>0.521259</text:p>
          </table:table-cell>
          <table:table-cell office:value-type="float" office:value="0.518388" calcext:value-type="float">
            <text:p>0.518388</text:p>
          </table:table-cell>
          <table:table-cell office:value-type="float" office:value="0.524212" calcext:value-type="float">
            <text:p>0.524212</text:p>
          </table:table-cell>
          <table:table-cell office:value-type="float" office:value="0.521262" calcext:value-type="float">
            <text:p>0.521262</text:p>
          </table:table-cell>
          <table:table-cell office:value-type="float" office:value="0.518622" calcext:value-type="float">
            <text:p>0.518622</text:p>
          </table:table-cell>
          <table:table-cell office:value-type="float" office:value="0.524565" calcext:value-type="float">
            <text:p>0.524565</text:p>
          </table:table-cell>
          <table:table-cell table:number-columns-repeated="2" office:value-type="float" office:value="1.79795" calcext:value-type="float">
            <text:p>1.79795</text:p>
          </table:table-cell>
          <table:table-cell office:value-type="float" office:value="5.51271" calcext:value-type="float">
            <text:p>5.51271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6.1011" calcext:value-type="float">
            <text:p>16.1011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6.4607" calcext:value-type="float">
            <text:p>6.460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.68554" calcext:value-type="float">
            <text:p>5.6855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15" calcext:value-type="float">
            <text:p>0.295015</text:p>
          </table:table-cell>
          <table:table-cell office:value-type="float" office:value="0.293247" calcext:value-type="float">
            <text:p>0.293247</text:p>
          </table:table-cell>
          <table:table-cell office:value-type="float" office:value="0.29736" calcext:value-type="float">
            <text:p>0.29736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24" calcext:value-type="float">
            <text:p>0.530424</text:p>
          </table:table-cell>
          <table:table-cell office:value-type="float" office:value="0.526953" calcext:value-type="float">
            <text:p>0.526953</text:p>
          </table:table-cell>
          <table:table-cell office:value-type="float" office:value="0.53486" calcext:value-type="float">
            <text:p>0.5348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5.53556" calcext:value-type="float">
            <text:p>5.53556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1185" calcext:value-type="float">
            <text:p>20.1185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6.55297" calcext:value-type="float">
            <text:p>6.5529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.78335" calcext:value-type="float">
            <text:p>5.7833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37" calcext:value-type="float">
            <text:p>0.300037</text:p>
          </table:table-cell>
          <table:table-cell office:value-type="float" office:value="0.297643" calcext:value-type="float">
            <text:p>0.297643</text:p>
          </table:table-cell>
          <table:table-cell office:value-type="float" office:value="0.302217" calcext:value-type="float">
            <text:p>0.302217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59" calcext:value-type="float">
            <text:p>0.539359</text:p>
          </table:table-cell>
          <table:table-cell office:value-type="float" office:value="0.535327" calcext:value-type="float">
            <text:p>0.535327</text:p>
          </table:table-cell>
          <table:table-cell office:value-type="float" office:value="0.543017" calcext:value-type="float">
            <text:p>0.543017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4" calcext:value-type="float">
            <text:p>1.79764</text:p>
          </table:table-cell>
          <table:table-cell office:value-type="float" office:value="5.56514" calcext:value-type="float">
            <text:p>5.56514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6.4218" calcext:value-type="float">
            <text:p>26.4218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6.63589" calcext:value-type="float">
            <text:p>6.635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86247" calcext:value-type="float">
            <text:p>5.8624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05022" calcext:value-type="float">
            <text:p>0.305022</text:p>
          </table:table-cell>
          <table:table-cell office:value-type="float" office:value="0.30341" calcext:value-type="float">
            <text:p>0.30341</text:p>
          </table:table-cell>
          <table:table-cell office:value-type="float" office:value="0.306014" calcext:value-type="float">
            <text:p>0.306014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318" calcext:value-type="float">
            <text:p>0.550318</text:p>
          </table:table-cell>
          <table:table-cell office:value-type="float" office:value="0.548381" calcext:value-type="float">
            <text:p>0.548381</text:p>
          </table:table-cell>
          <table:table-cell office:value-type="float" office:value="0.545122" calcext:value-type="float">
            <text:p>0.545122</text:p>
          </table:table-cell>
          <table:table-cell office:value-type="float" office:value="0.551446" calcext:value-type="float">
            <text:p>0.551446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58347" calcext:value-type="float">
            <text:p>5.58347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49.8101" calcext:value-type="float">
            <text:p>49.8101</text:p>
          </table:table-cell>
          <table:table-cell office:value-type="float" office:value="1" calcext:value-type="float">
            <text:p>1</text:p>
          </table:table-cell>
          <table:table-cell office:value-type="float" office:value="1187" calcext:value-type="float">
            <text:p>1187</text:p>
          </table:table-cell>
          <table:table-cell office:value-type="float" office:value="6.74465" calcext:value-type="float">
            <text:p>6.7446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7085" calcext:value-type="float">
            <text:p>5.9708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44" calcext:value-type="float">
            <text:p>0.310044</text:p>
          </table:table-cell>
          <table:table-cell office:value-type="float" office:value="0.308773" calcext:value-type="float">
            <text:p>0.308773</text:p>
          </table:table-cell>
          <table:table-cell office:value-type="float" office:value="0.31077" calcext:value-type="float">
            <text:p>0.31077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07" calcext:value-type="float">
            <text:p>0.557507</text:p>
          </table:table-cell>
          <table:table-cell office:value-type="float" office:value="0.55502" calcext:value-type="float">
            <text:p>0.55502</text:p>
          </table:table-cell>
          <table:table-cell office:value-type="float" office:value="0.560158" calcext:value-type="float">
            <text:p>0.560158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5" calcext:value-type="float">
            <text:p>1.79815</text:p>
          </table:table-cell>
          <table:table-cell office:value-type="float" office:value="5.61694" calcext:value-type="float">
            <text:p>5.61694</text:p>
          </table:table-cell>
        </table:table-row>
        <table:table-row table:style-name="ro1">
          <table:table-cell/>
          <table:table-cell table:style-name="ce1" office:value-type="float" office:value="0.315" calcext:value-type="float">
            <text:p>0.315</text:p>
          </table:table-cell>
          <table:table-cell office:value-type="float" office:value="1198.67" calcext:value-type="float">
            <text:p>1198.67</text:p>
          </table:table-cell>
          <table:table-cell office:value-type="float" office:value="1" calcext:value-type="float">
            <text:p>1</text:p>
          </table:table-cell>
          <table:table-cell office:value-type="float" office:value="15612" calcext:value-type="float">
            <text:p>15612</text:p>
          </table:table-cell>
          <table:table-cell office:value-type="float" office:value="6.82211" calcext:value-type="float">
            <text:p>6.822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4065" calcext:value-type="float">
            <text:p>6.040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429" calcext:value-type="float">
            <text:p>0.31429</text:p>
          </table:table-cell>
          <table:table-cell office:value-type="float" office:value="0.312906" calcext:value-type="float">
            <text:p>0.312906</text:p>
          </table:table-cell>
          <table:table-cell office:value-type="float" office:value="0.315359" calcext:value-type="float">
            <text:p>0.315359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5363" calcext:value-type="float">
            <text:p>0.565363</text:p>
          </table:table-cell>
          <table:table-cell office:value-type="float" office:value="0.56297" calcext:value-type="float">
            <text:p>0.56297</text:p>
          </table:table-cell>
          <table:table-cell office:value-type="float" office:value="0.567427" calcext:value-type="float">
            <text:p>0.567427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6" calcext:value-type="float">
            <text:p>1.79886</text:p>
          </table:table-cell>
          <table:table-cell office:value-type="float" office:value="5.63222" calcext:value-type="float">
            <text:p>5.63222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 table:style-name="ce1" office:value-type="float" office:value="0.315" calcext:value-type="float">
            <text:p>0.315</text:p>
          </table:table-cell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4" calcext:value-type="float">
            <text:p>4.3791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8" calcext:value-type="float">
            <text:p>4.3273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21" calcext:value-type="float">
            <text:p>3.540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3" calcext:value-type="float">
            <text:p>4.44593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88" calcext:value-type="float">
            <text:p>4.4098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19" calcext:value-type="float">
            <text:p>4.353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4" calcext:value-type="float">
            <text:p>3.5539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5" calcext:value-type="float">
            <text:p>4.46245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7" calcext:value-type="float">
            <text:p>4.4808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9" calcext:value-type="float">
            <text:p>4.408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72" calcext:value-type="float">
            <text:p>3.6137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93" calcext:value-type="float">
            <text:p>4.50193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51" calcext:value-type="float">
            <text:p>4.5165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52" calcext:value-type="float">
            <text:p>4.4335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3" calcext:value-type="float">
            <text:p>3.63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6" calcext:value-type="float">
            <text:p>4.51696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68" calcext:value-type="float">
            <text:p>4.5556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8" calcext:value-type="float">
            <text:p>4.4647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82" calcext:value-type="float">
            <text:p>3.6708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6" calcext:value-type="float">
            <text:p>4.53356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58" calcext:value-type="float">
            <text:p>4.5955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45" calcext:value-type="float">
            <text:p>4.494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3" calcext:value-type="float">
            <text:p>3.7013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2" calcext:value-type="float">
            <text:p>4.5559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389" calcext:value-type="float">
            <text:p>4.6338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6" calcext:value-type="float">
            <text:p>4.5269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7" calcext:value-type="float">
            <text:p>3.7214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5" calcext:value-type="float">
            <text:p>4.57705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89" calcext:value-type="float">
            <text:p>4.6798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2" calcext:value-type="float">
            <text:p>4.560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1" calcext:value-type="float">
            <text:p>3.7673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5" calcext:value-type="float">
            <text:p>4.716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71" calcext:value-type="float">
            <text:p>4.585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6" calcext:value-type="float">
            <text:p>3.7856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64" calcext:value-type="float">
            <text:p>4.7676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5" calcext:value-type="float">
            <text:p>4.6205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55" calcext:value-type="float">
            <text:p>3.8265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22" calcext:value-type="float">
            <text:p>4.6402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55" calcext:value-type="float">
            <text:p>4.8225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72" calcext:value-type="float">
            <text:p>4.6557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83" calcext:value-type="float">
            <text:p>3.8608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16" calcext:value-type="float">
            <text:p>4.66516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25" calcext:value-type="float">
            <text:p>4.8602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4" calcext:value-type="float">
            <text:p>4.6852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6" calcext:value-type="float">
            <text:p>4.68016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1" calcext:value-type="float">
            <text:p>4.9119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9" calcext:value-type="float">
            <text:p>4.71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9" calcext:value-type="float">
            <text:p>3.9275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302" calcext:value-type="float">
            <text:p>4.70302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93" calcext:value-type="float">
            <text:p>4.961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931" calcext:value-type="float">
            <text:p>4.7493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231" calcext:value-type="float">
            <text:p>3.9523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79" calcext:value-type="float">
            <text:p>4.7227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879" calcext:value-type="float">
            <text:p>5.0187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7" calcext:value-type="float">
            <text:p>4.785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46" calcext:value-type="float">
            <text:p>3.9924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08" calcext:value-type="float">
            <text:p>4.74608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35" calcext:value-type="float">
            <text:p>5.093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52" calcext:value-type="float">
            <text:p>4.8335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715" calcext:value-type="float">
            <text:p>4.0371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73" calcext:value-type="float">
            <text:p>4.77873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811" calcext:value-type="float">
            <text:p>5.1381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197" calcext:value-type="float">
            <text:p>4.8619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25" calcext:value-type="float">
            <text:p>4.0642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55" calcext:value-type="float">
            <text:p>4.79455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63" calcext:value-type="float">
            <text:p>5.2116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706" calcext:value-type="float">
            <text:p>4.8970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469" calcext:value-type="float">
            <text:p>4.1046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95" calcext:value-type="float">
            <text:p>4.81295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44" calcext:value-type="float">
            <text:p>5.280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61" calcext:value-type="float">
            <text:p>4.9376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62" calcext:value-type="float">
            <text:p>4.1406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44" calcext:value-type="float">
            <text:p>4.83844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426" calcext:value-type="float">
            <text:p>5.3642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2" calcext:value-type="float">
            <text:p>4.988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214" calcext:value-type="float">
            <text:p>4.192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25" calcext:value-type="float">
            <text:p>4.87325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2988" calcext:value-type="float">
            <text:p>5.4298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57" calcext:value-type="float">
            <text:p>5.0225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22725" calcext:value-type="float">
            <text:p>4.2272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49" calcext:value-type="float">
            <text:p>4.89249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08" calcext:value-type="float">
            <text:p>5.508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62" calcext:value-type="float">
            <text:p>5.0616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861" calcext:value-type="float">
            <text:p>4.2686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8" calcext:value-type="float">
            <text:p>4.9151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0661" calcext:value-type="float">
            <text:p>5.6066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748" calcext:value-type="float">
            <text:p>5.1074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55" calcext:value-type="float">
            <text:p>4.3135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12" calcext:value-type="float">
            <text:p>4.94312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04" calcext:value-type="float">
            <text:p>5.690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501" calcext:value-type="float">
            <text:p>5.145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6055" calcext:value-type="float">
            <text:p>4.3605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79" calcext:value-type="float">
            <text:p>4.96179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7956" calcext:value-type="float">
            <text:p>5.795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775" calcext:value-type="float">
            <text:p>5.1877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39422" calcext:value-type="float">
            <text:p>4.3942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37" calcext:value-type="float">
            <text:p>4.99037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252" calcext:value-type="float">
            <text:p>5.9125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886" calcext:value-type="float">
            <text:p>5.2388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45472" calcext:value-type="float">
            <text:p>4.4547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922" calcext:value-type="float">
            <text:p>5.01922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0886" calcext:value-type="float">
            <text:p>6.0088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7" calcext:value-type="float">
            <text:p>5.2812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914" calcext:value-type="float">
            <text:p>4.499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123" calcext:value-type="float">
            <text:p>5.04123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518" calcext:value-type="float">
            <text:p>6.1451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3" calcext:value-type="float">
            <text:p>5.335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5449" calcext:value-type="float">
            <text:p>4.544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75" calcext:value-type="float">
            <text:p>5.07075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7772" calcext:value-type="float">
            <text:p>6.2777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" calcext:value-type="float">
            <text:p>5.38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82" calcext:value-type="float">
            <text:p>4.5968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396" calcext:value-type="float">
            <text:p>5.09396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195" calcext:value-type="float">
            <text:p>6.4419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42817" calcext:value-type="float">
            <text:p>5.4281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4151" calcext:value-type="float">
            <text:p>4.6415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87" calcext:value-type="float">
            <text:p>0.213487</text:p>
          </table:table-cell>
          <table:table-cell office:value-type="float" office:value="0.216487" calcext:value-type="float">
            <text:p>0.216487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8" calcext:value-type="float">
            <text:p>0.386868</text:p>
          </table:table-cell>
          <table:table-cell office:value-type="float" office:value="0.38159" calcext:value-type="float">
            <text:p>0.38159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972" calcext:value-type="float">
            <text:p>5.11972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9207" calcext:value-type="float">
            <text:p>6.5920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.48776" calcext:value-type="float">
            <text:p>5.4877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69593" calcext:value-type="float">
            <text:p>4.6959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3" calcext:value-type="float">
            <text:p>0.218303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1" calcext:value-type="float">
            <text:p>0.395771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79" calcext:value-type="float">
            <text:p>0.39879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504" calcext:value-type="float">
            <text:p>5.1504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4507" calcext:value-type="float">
            <text:p>6.7450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629" calcext:value-type="float">
            <text:p>5.5262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73801" calcext:value-type="float">
            <text:p>4.7380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3" calcext:value-type="float">
            <text:p>0.225163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" calcext:value-type="float">
            <text:p>0.39979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688" calcext:value-type="float">
            <text:p>5.16688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4559" calcext:value-type="float">
            <text:p>6.9455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59059" calcext:value-type="float">
            <text:p>5.5905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0009" calcext:value-type="float">
            <text:p>4.8000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3" calcext:value-type="float">
            <text:p>0.23013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77" calcext:value-type="float">
            <text:p>0.231777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" calcext:value-type="float">
            <text:p>0.40869</text:p>
          </table:table-cell>
          <table:table-cell office:value-type="float" office:value="0.41687" calcext:value-type="float">
            <text:p>0.41687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19962" calcext:value-type="float">
            <text:p>5.19962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7701" calcext:value-type="float">
            <text:p>7.1770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.65008" calcext:value-type="float">
            <text:p>5.6500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86932" calcext:value-type="float">
            <text:p>4.8693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3012" calcext:value-type="float">
            <text:p>5.2301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1569" calcext:value-type="float">
            <text:p>7.4156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78" calcext:value-type="float">
            <text:p>5.6977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749" calcext:value-type="float">
            <text:p>4.9174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23" calcext:value-type="float">
            <text:p>5.24923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673" calcext:value-type="float">
            <text:p>7.67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.76891" calcext:value-type="float">
            <text:p>5.7689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98012" calcext:value-type="float">
            <text:p>4.980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9" calcext:value-type="float">
            <text:p>0.440689</text:p>
          </table:table-cell>
          <table:table-cell office:value-type="float" office:value="0.435893" calcext:value-type="float">
            <text:p>0.435893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431" calcext:value-type="float">
            <text:p>5.2843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7.99875" calcext:value-type="float">
            <text:p>7.998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.82234" calcext:value-type="float">
            <text:p>5.822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04113" calcext:value-type="float">
            <text:p>5.041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" calcext:value-type="float">
            <text:p>0.44539</text:p>
          </table:table-cell>
          <table:table-cell office:value-type="float" office:value="0.452247" calcext:value-type="float">
            <text:p>0.452247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5.30524" calcext:value-type="float">
            <text:p>5.30524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1879" calcext:value-type="float">
            <text:p>8.3187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.87899" calcext:value-type="float">
            <text:p>5.8789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9592" calcext:value-type="float">
            <text:p>5.0959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5" calcext:value-type="float">
            <text:p>0.254965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" calcext:value-type="float">
            <text:p>0.2569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9" calcext:value-type="float">
            <text:p>0.458599</text:p>
          </table:table-cell>
          <table:table-cell office:value-type="float" office:value="0.45441" calcext:value-type="float">
            <text:p>0.45441</text:p>
          </table:table-cell>
          <table:table-cell office:value-type="float" office:value="0.461637" calcext:value-type="float">
            <text:p>0.461637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5.32916" calcext:value-type="float">
            <text:p>5.32916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0968" calcext:value-type="float">
            <text:p>8.80968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5.94725" calcext:value-type="float">
            <text:p>5.947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6925" calcext:value-type="float">
            <text:p>5.1692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7" calcext:value-type="float">
            <text:p>0.259977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67" calcext:value-type="float">
            <text:p>0.26146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09" calcext:value-type="float">
            <text:p>0.467609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6" calcext:value-type="float">
            <text:p>1.79866</text:p>
          </table:table-cell>
          <table:table-cell office:value-type="float" office:value="5.35749" calcext:value-type="float">
            <text:p>5.35749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27175" calcext:value-type="float">
            <text:p>9.2717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2002" calcext:value-type="float">
            <text:p>6.0200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.24058" calcext:value-type="float">
            <text:p>5.2405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7" calcext:value-type="float">
            <text:p>0.263277</text:p>
          </table:table-cell>
          <table:table-cell office:value-type="float" office:value="0.266317" calcext:value-type="float">
            <text:p>0.266317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5" calcext:value-type="float">
            <text:p>0.476585</text:p>
          </table:table-cell>
          <table:table-cell office:value-type="float" office:value="0.47249" calcext:value-type="float">
            <text:p>0.47249</text:p>
          </table:table-cell>
          <table:table-cell office:value-type="float" office:value="0.480077" calcext:value-type="float">
            <text:p>0.480077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88" calcext:value-type="float">
            <text:p>5.3858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79141" calcext:value-type="float">
            <text:p>9.79141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6.08803" calcext:value-type="float">
            <text:p>6.0880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806" calcext:value-type="float">
            <text:p>5.3080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17" calcext:value-type="float">
            <text:p>0.270017</text:p>
          </table:table-cell>
          <table:table-cell office:value-type="float" office:value="0.268417" calcext:value-type="float">
            <text:p>0.268417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" calcext:value-type="float">
            <text:p>0.48559</text:p>
          </table:table-cell>
          <table:table-cell office:value-type="float" office:value="0.481603" calcext:value-type="float">
            <text:p>0.481603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7" calcext:value-type="float">
            <text:p>1.79837</text:p>
          </table:table-cell>
          <table:table-cell office:value-type="float" office:value="5.41239" calcext:value-type="float">
            <text:p>5.41239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5992" calcext:value-type="float">
            <text:p>10.5992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6.15019" calcext:value-type="float">
            <text:p>6.1501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702" calcext:value-type="float">
            <text:p>5.370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37" calcext:value-type="float">
            <text:p>0.273437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2" calcext:value-type="float">
            <text:p>0.494522</text:p>
          </table:table-cell>
          <table:table-cell office:value-type="float" office:value="0.49065" calcext:value-type="float">
            <text:p>0.49065</text:p>
          </table:table-cell>
          <table:table-cell office:value-type="float" office:value="0.49762" calcext:value-type="float">
            <text:p>0.49762</text:p>
          </table:table-cell>
          <table:table-cell office:value-type="float" office:value="1.79816" calcext:value-type="float">
            <text:p>1.79816</text:p>
          </table:table-cell>
          <table:table-cell office:value-type="float" office:value="1.79815" calcext:value-type="float">
            <text:p>1.79815</text:p>
          </table:table-cell>
          <table:table-cell office:value-type="float" office:value="5.43602" calcext:value-type="float">
            <text:p>5.43602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4557" calcext:value-type="float">
            <text:p>11.4557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6.22234" calcext:value-type="float">
            <text:p>6.2223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44515" calcext:value-type="float">
            <text:p>5.4451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4" calcext:value-type="float">
            <text:p>0.28004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" calcext:value-type="float">
            <text:p>0.282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" calcext:value-type="float">
            <text:p>0.50723</text:p>
          </table:table-cell>
          <table:table-cell table:number-columns-repeated="2" office:value-type="float" office:value="1.79801" calcext:value-type="float">
            <text:p>1.79801</text:p>
          </table:table-cell>
          <table:table-cell office:value-type="float" office:value="5.46107" calcext:value-type="float">
            <text:p>5.46107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6398" calcext:value-type="float">
            <text:p>12.6398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6.30034" calcext:value-type="float">
            <text:p>6.3003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51799" calcext:value-type="float">
            <text:p>5.5179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7" calcext:value-type="float">
            <text:p>0.285007</text:p>
          </table:table-cell>
          <table:table-cell office:value-type="float" office:value="0.28358" calcext:value-type="float">
            <text:p>0.28358</text:p>
          </table:table-cell>
          <table:table-cell office:value-type="float" office:value="0.287003" calcext:value-type="float">
            <text:p>0.28700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5" calcext:value-type="float">
            <text:p>0.512425</text:p>
          </table:table-cell>
          <table:table-cell office:value-type="float" office:value="0.509593" calcext:value-type="float">
            <text:p>0.509593</text:p>
          </table:table-cell>
          <table:table-cell office:value-type="float" office:value="0.516137" calcext:value-type="float">
            <text:p>0.516137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948" calcext:value-type="float">
            <text:p>5.48948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3.8754" calcext:value-type="float">
            <text:p>13.8754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6.38033" calcext:value-type="float">
            <text:p>6.3803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60413" calcext:value-type="float">
            <text:p>5.6041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9918" calcext:value-type="float">
            <text:p>0.289918</text:p>
          </table:table-cell>
          <table:table-cell office:value-type="float" office:value="0.288445" calcext:value-type="float">
            <text:p>0.288445</text:p>
          </table:table-cell>
          <table:table-cell office:value-type="float" office:value="0.291135" calcext:value-type="float">
            <text:p>0.291135</text:p>
          </table:table-cell>
          <table:table-cell office:value-type="float" office:value="0.28992" calcext:value-type="float">
            <text:p>0.28992</text:p>
          </table:table-cell>
          <table:table-cell office:value-type="float" office:value="0.288295" calcext:value-type="float">
            <text:p>0.288295</text:p>
          </table:table-cell>
          <table:table-cell office:value-type="float" office:value="0.291498" calcext:value-type="float">
            <text:p>0.291498</text:p>
          </table:table-cell>
          <table:table-cell office:value-type="float" office:value="0.521259" calcext:value-type="float">
            <text:p>0.521259</text:p>
          </table:table-cell>
          <table:table-cell office:value-type="float" office:value="0.518388" calcext:value-type="float">
            <text:p>0.518388</text:p>
          </table:table-cell>
          <table:table-cell office:value-type="float" office:value="0.524212" calcext:value-type="float">
            <text:p>0.524212</text:p>
          </table:table-cell>
          <table:table-cell office:value-type="float" office:value="0.521262" calcext:value-type="float">
            <text:p>0.521262</text:p>
          </table:table-cell>
          <table:table-cell office:value-type="float" office:value="0.518622" calcext:value-type="float">
            <text:p>0.518622</text:p>
          </table:table-cell>
          <table:table-cell office:value-type="float" office:value="0.524565" calcext:value-type="float">
            <text:p>0.524565</text:p>
          </table:table-cell>
          <table:table-cell table:number-columns-repeated="2" office:value-type="float" office:value="1.79795" calcext:value-type="float">
            <text:p>1.79795</text:p>
          </table:table-cell>
          <table:table-cell office:value-type="float" office:value="5.51271" calcext:value-type="float">
            <text:p>5.51271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6.1011" calcext:value-type="float">
            <text:p>16.1011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6.4607" calcext:value-type="float">
            <text:p>6.460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.68554" calcext:value-type="float">
            <text:p>5.6855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15" calcext:value-type="float">
            <text:p>0.295015</text:p>
          </table:table-cell>
          <table:table-cell office:value-type="float" office:value="0.293247" calcext:value-type="float">
            <text:p>0.293247</text:p>
          </table:table-cell>
          <table:table-cell office:value-type="float" office:value="0.29736" calcext:value-type="float">
            <text:p>0.29736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24" calcext:value-type="float">
            <text:p>0.530424</text:p>
          </table:table-cell>
          <table:table-cell office:value-type="float" office:value="0.526953" calcext:value-type="float">
            <text:p>0.526953</text:p>
          </table:table-cell>
          <table:table-cell office:value-type="float" office:value="0.53486" calcext:value-type="float">
            <text:p>0.5348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5.53556" calcext:value-type="float">
            <text:p>5.53556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1185" calcext:value-type="float">
            <text:p>20.1185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6.55297" calcext:value-type="float">
            <text:p>6.5529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.78335" calcext:value-type="float">
            <text:p>5.7833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37" calcext:value-type="float">
            <text:p>0.300037</text:p>
          </table:table-cell>
          <table:table-cell office:value-type="float" office:value="0.297643" calcext:value-type="float">
            <text:p>0.297643</text:p>
          </table:table-cell>
          <table:table-cell office:value-type="float" office:value="0.302217" calcext:value-type="float">
            <text:p>0.302217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59" calcext:value-type="float">
            <text:p>0.539359</text:p>
          </table:table-cell>
          <table:table-cell office:value-type="float" office:value="0.535327" calcext:value-type="float">
            <text:p>0.535327</text:p>
          </table:table-cell>
          <table:table-cell office:value-type="float" office:value="0.543017" calcext:value-type="float">
            <text:p>0.543017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4" calcext:value-type="float">
            <text:p>1.79764</text:p>
          </table:table-cell>
          <table:table-cell office:value-type="float" office:value="5.56514" calcext:value-type="float">
            <text:p>5.56514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6.4218" calcext:value-type="float">
            <text:p>26.4218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6.63589" calcext:value-type="float">
            <text:p>6.635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86247" calcext:value-type="float">
            <text:p>5.8624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05022" calcext:value-type="float">
            <text:p>0.305022</text:p>
          </table:table-cell>
          <table:table-cell office:value-type="float" office:value="0.30341" calcext:value-type="float">
            <text:p>0.30341</text:p>
          </table:table-cell>
          <table:table-cell office:value-type="float" office:value="0.306014" calcext:value-type="float">
            <text:p>0.306014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318" calcext:value-type="float">
            <text:p>0.550318</text:p>
          </table:table-cell>
          <table:table-cell office:value-type="float" office:value="0.548381" calcext:value-type="float">
            <text:p>0.548381</text:p>
          </table:table-cell>
          <table:table-cell office:value-type="float" office:value="0.545122" calcext:value-type="float">
            <text:p>0.545122</text:p>
          </table:table-cell>
          <table:table-cell office:value-type="float" office:value="0.551446" calcext:value-type="float">
            <text:p>0.551446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58347" calcext:value-type="float">
            <text:p>5.58347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49.8101" calcext:value-type="float">
            <text:p>49.8101</text:p>
          </table:table-cell>
          <table:table-cell office:value-type="float" office:value="1" calcext:value-type="float">
            <text:p>1</text:p>
          </table:table-cell>
          <table:table-cell office:value-type="float" office:value="1187" calcext:value-type="float">
            <text:p>1187</text:p>
          </table:table-cell>
          <table:table-cell office:value-type="float" office:value="6.74465" calcext:value-type="float">
            <text:p>6.7446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7085" calcext:value-type="float">
            <text:p>5.9708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44" calcext:value-type="float">
            <text:p>0.310044</text:p>
          </table:table-cell>
          <table:table-cell office:value-type="float" office:value="0.308773" calcext:value-type="float">
            <text:p>0.308773</text:p>
          </table:table-cell>
          <table:table-cell office:value-type="float" office:value="0.31077" calcext:value-type="float">
            <text:p>0.31077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07" calcext:value-type="float">
            <text:p>0.557507</text:p>
          </table:table-cell>
          <table:table-cell office:value-type="float" office:value="0.55502" calcext:value-type="float">
            <text:p>0.55502</text:p>
          </table:table-cell>
          <table:table-cell office:value-type="float" office:value="0.560158" calcext:value-type="float">
            <text:p>0.560158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5" calcext:value-type="float">
            <text:p>1.79815</text:p>
          </table:table-cell>
          <table:table-cell office:value-type="float" office:value="5.61694" calcext:value-type="float">
            <text:p>5.61694</text:p>
          </table:table-cell>
        </table:table-row>
        <table:table-row table:style-name="ro1">
          <table:table-cell/>
          <table:table-cell table:style-name="ce1" office:value-type="float" office:value="0.315" calcext:value-type="float">
            <text:p>0.315</text:p>
          </table:table-cell>
          <table:table-cell office:value-type="float" office:value="1198.67" calcext:value-type="float">
            <text:p>1198.67</text:p>
          </table:table-cell>
          <table:table-cell office:value-type="float" office:value="1" calcext:value-type="float">
            <text:p>1</text:p>
          </table:table-cell>
          <table:table-cell office:value-type="float" office:value="15612" calcext:value-type="float">
            <text:p>15612</text:p>
          </table:table-cell>
          <table:table-cell office:value-type="float" office:value="6.82211" calcext:value-type="float">
            <text:p>6.822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4065" calcext:value-type="float">
            <text:p>6.040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429" calcext:value-type="float">
            <text:p>0.31429</text:p>
          </table:table-cell>
          <table:table-cell office:value-type="float" office:value="0.312906" calcext:value-type="float">
            <text:p>0.312906</text:p>
          </table:table-cell>
          <table:table-cell office:value-type="float" office:value="0.315359" calcext:value-type="float">
            <text:p>0.315359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5363" calcext:value-type="float">
            <text:p>0.565363</text:p>
          </table:table-cell>
          <table:table-cell office:value-type="float" office:value="0.56297" calcext:value-type="float">
            <text:p>0.56297</text:p>
          </table:table-cell>
          <table:table-cell office:value-type="float" office:value="0.567427" calcext:value-type="float">
            <text:p>0.567427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6" calcext:value-type="float">
            <text:p>1.79886</text:p>
          </table:table-cell>
          <table:table-cell office:value-type="float" office:value="5.63222" calcext:value-type="float">
            <text:p>5.63222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 table:style-name="ce1" office:value-type="float" office:value="0.315" calcext:value-type="float">
            <text:p>0.315</text:p>
          </table:table-cell>
          <table:table-cell office:value-type="float" office:value="0.01" calcext:value-type="float">
            <text:p>0.01</text:p>
          </table:table-cell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4.37914" calcext:value-type="float">
            <text:p>4.3791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8" calcext:value-type="float">
            <text:p>4.3273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21" calcext:value-type="float">
            <text:p>3.540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3" calcext:value-type="float">
            <text:p>4.44593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4.40988" calcext:value-type="float">
            <text:p>4.4098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19" calcext:value-type="float">
            <text:p>4.353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4" calcext:value-type="float">
            <text:p>3.5539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5" calcext:value-type="float">
            <text:p>4.46245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4.48087" calcext:value-type="float">
            <text:p>4.4808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9" calcext:value-type="float">
            <text:p>4.408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72" calcext:value-type="float">
            <text:p>3.6137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93" calcext:value-type="float">
            <text:p>4.50193</text:p>
          </table:table-cell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4.51651" calcext:value-type="float">
            <text:p>4.5165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52" calcext:value-type="float">
            <text:p>4.4335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3" calcext:value-type="float">
            <text:p>3.63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6" calcext:value-type="float">
            <text:p>4.51696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4.55568" calcext:value-type="float">
            <text:p>4.5556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8" calcext:value-type="float">
            <text:p>4.4647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82" calcext:value-type="float">
            <text:p>3.6708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6" calcext:value-type="float">
            <text:p>4.53356</text:p>
          </table:table-cell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4.59558" calcext:value-type="float">
            <text:p>4.5955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45" calcext:value-type="float">
            <text:p>4.494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3" calcext:value-type="float">
            <text:p>3.7013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2" calcext:value-type="float">
            <text:p>4.5559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.63389" calcext:value-type="float">
            <text:p>4.6338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6" calcext:value-type="float">
            <text:p>4.5269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7" calcext:value-type="float">
            <text:p>3.7214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5" calcext:value-type="float">
            <text:p>4.57705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4.67989" calcext:value-type="float">
            <text:p>4.6798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2" calcext:value-type="float">
            <text:p>4.560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1" calcext:value-type="float">
            <text:p>3.7673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4.71625" calcext:value-type="float">
            <text:p>4.716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71" calcext:value-type="float">
            <text:p>4.585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6" calcext:value-type="float">
            <text:p>3.7856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4.76764" calcext:value-type="float">
            <text:p>4.7676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5" calcext:value-type="float">
            <text:p>4.6205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55" calcext:value-type="float">
            <text:p>3.8265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22" calcext:value-type="float">
            <text:p>4.6402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4.82255" calcext:value-type="float">
            <text:p>4.8225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72" calcext:value-type="float">
            <text:p>4.6557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83" calcext:value-type="float">
            <text:p>3.8608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16" calcext:value-type="float">
            <text:p>4.66516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4.86025" calcext:value-type="float">
            <text:p>4.8602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4" calcext:value-type="float">
            <text:p>4.6852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6" calcext:value-type="float">
            <text:p>4.68016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4.91191" calcext:value-type="float">
            <text:p>4.9119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9" calcext:value-type="float">
            <text:p>4.71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9" calcext:value-type="float">
            <text:p>3.9275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302" calcext:value-type="float">
            <text:p>4.70302</text:p>
          </table:table-cell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4.96193" calcext:value-type="float">
            <text:p>4.961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931" calcext:value-type="float">
            <text:p>4.7493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231" calcext:value-type="float">
            <text:p>3.9523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79" calcext:value-type="float">
            <text:p>4.72279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5.01879" calcext:value-type="float">
            <text:p>5.0187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7" calcext:value-type="float">
            <text:p>4.785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46" calcext:value-type="float">
            <text:p>3.9924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08" calcext:value-type="float">
            <text:p>4.74608</text:p>
          </table:table-cell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5.09335" calcext:value-type="float">
            <text:p>5.093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52" calcext:value-type="float">
            <text:p>4.8335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715" calcext:value-type="float">
            <text:p>4.0371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73" calcext:value-type="float">
            <text:p>4.77873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5.13811" calcext:value-type="float">
            <text:p>5.1381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197" calcext:value-type="float">
            <text:p>4.8619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25" calcext:value-type="float">
            <text:p>4.0642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55" calcext:value-type="float">
            <text:p>4.79455</text:p>
          </table:table-cell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5.21163" calcext:value-type="float">
            <text:p>5.2116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706" calcext:value-type="float">
            <text:p>4.8970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469" calcext:value-type="float">
            <text:p>4.1046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95" calcext:value-type="float">
            <text:p>4.81295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5.28044" calcext:value-type="float">
            <text:p>5.280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61" calcext:value-type="float">
            <text:p>4.9376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62" calcext:value-type="float">
            <text:p>4.1406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44" calcext:value-type="float">
            <text:p>4.83844</text:p>
          </table:table-cell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5.36426" calcext:value-type="float">
            <text:p>5.3642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2" calcext:value-type="float">
            <text:p>4.988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214" calcext:value-type="float">
            <text:p>4.192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25" calcext:value-type="float">
            <text:p>4.87325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5.42988" calcext:value-type="float">
            <text:p>5.4298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57" calcext:value-type="float">
            <text:p>5.0225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22725" calcext:value-type="float">
            <text:p>4.2272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49" calcext:value-type="float">
            <text:p>4.89249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5.50808" calcext:value-type="float">
            <text:p>5.508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62" calcext:value-type="float">
            <text:p>5.0616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861" calcext:value-type="float">
            <text:p>4.2686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8" calcext:value-type="float">
            <text:p>4.91518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5.60661" calcext:value-type="float">
            <text:p>5.6066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748" calcext:value-type="float">
            <text:p>5.1074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55" calcext:value-type="float">
            <text:p>4.3135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12" calcext:value-type="float">
            <text:p>4.94312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.6904" calcext:value-type="float">
            <text:p>5.690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501" calcext:value-type="float">
            <text:p>5.145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6055" calcext:value-type="float">
            <text:p>4.3605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79" calcext:value-type="float">
            <text:p>4.96179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7956" calcext:value-type="float">
            <text:p>5.795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775" calcext:value-type="float">
            <text:p>5.1877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39422" calcext:value-type="float">
            <text:p>4.3942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37" calcext:value-type="float">
            <text:p>4.99037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5.91252" calcext:value-type="float">
            <text:p>5.9125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886" calcext:value-type="float">
            <text:p>5.2388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45472" calcext:value-type="float">
            <text:p>4.4547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922" calcext:value-type="float">
            <text:p>5.01922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00886" calcext:value-type="float">
            <text:p>6.0088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7" calcext:value-type="float">
            <text:p>5.2812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914" calcext:value-type="float">
            <text:p>4.499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123" calcext:value-type="float">
            <text:p>5.04123</text:p>
          </table:table-cell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6.14518" calcext:value-type="float">
            <text:p>6.1451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3" calcext:value-type="float">
            <text:p>5.335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5449" calcext:value-type="float">
            <text:p>4.544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75" calcext:value-type="float">
            <text:p>5.07075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27772" calcext:value-type="float">
            <text:p>6.2777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" calcext:value-type="float">
            <text:p>5.38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82" calcext:value-type="float">
            <text:p>4.5968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396" calcext:value-type="float">
            <text:p>5.09396</text:p>
          </table:table-cell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6.44195" calcext:value-type="float">
            <text:p>6.4419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42817" calcext:value-type="float">
            <text:p>5.4281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4151" calcext:value-type="float">
            <text:p>4.6415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87" calcext:value-type="float">
            <text:p>0.213487</text:p>
          </table:table-cell>
          <table:table-cell office:value-type="float" office:value="0.216487" calcext:value-type="float">
            <text:p>0.216487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8" calcext:value-type="float">
            <text:p>0.386868</text:p>
          </table:table-cell>
          <table:table-cell office:value-type="float" office:value="0.38159" calcext:value-type="float">
            <text:p>0.38159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972" calcext:value-type="float">
            <text:p>5.11972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6.59207" calcext:value-type="float">
            <text:p>6.5920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.48776" calcext:value-type="float">
            <text:p>5.4877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69593" calcext:value-type="float">
            <text:p>4.6959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3" calcext:value-type="float">
            <text:p>0.218303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1" calcext:value-type="float">
            <text:p>0.395771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79" calcext:value-type="float">
            <text:p>0.39879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504" calcext:value-type="float">
            <text:p>5.1504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6.74507" calcext:value-type="float">
            <text:p>6.7450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629" calcext:value-type="float">
            <text:p>5.5262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73801" calcext:value-type="float">
            <text:p>4.7380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3" calcext:value-type="float">
            <text:p>0.225163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" calcext:value-type="float">
            <text:p>0.39979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688" calcext:value-type="float">
            <text:p>5.16688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6.94559" calcext:value-type="float">
            <text:p>6.9455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59059" calcext:value-type="float">
            <text:p>5.5905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0009" calcext:value-type="float">
            <text:p>4.8000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3" calcext:value-type="float">
            <text:p>0.23013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77" calcext:value-type="float">
            <text:p>0.231777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" calcext:value-type="float">
            <text:p>0.40869</text:p>
          </table:table-cell>
          <table:table-cell office:value-type="float" office:value="0.41687" calcext:value-type="float">
            <text:p>0.41687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19962" calcext:value-type="float">
            <text:p>5.19962</text:p>
          </table:table-cell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7.17701" calcext:value-type="float">
            <text:p>7.1770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.65008" calcext:value-type="float">
            <text:p>5.6500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86932" calcext:value-type="float">
            <text:p>4.8693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3012" calcext:value-type="float">
            <text:p>5.23012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7.41569" calcext:value-type="float">
            <text:p>7.4156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78" calcext:value-type="float">
            <text:p>5.6977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749" calcext:value-type="float">
            <text:p>4.9174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23" calcext:value-type="float">
            <text:p>5.24923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7.673" calcext:value-type="float">
            <text:p>7.67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.76891" calcext:value-type="float">
            <text:p>5.7689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98012" calcext:value-type="float">
            <text:p>4.980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9" calcext:value-type="float">
            <text:p>0.440689</text:p>
          </table:table-cell>
          <table:table-cell office:value-type="float" office:value="0.435893" calcext:value-type="float">
            <text:p>0.435893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431" calcext:value-type="float">
            <text:p>5.2843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7.99875" calcext:value-type="float">
            <text:p>7.998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.82234" calcext:value-type="float">
            <text:p>5.822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04113" calcext:value-type="float">
            <text:p>5.041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" calcext:value-type="float">
            <text:p>0.44539</text:p>
          </table:table-cell>
          <table:table-cell office:value-type="float" office:value="0.452247" calcext:value-type="float">
            <text:p>0.452247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5.30524" calcext:value-type="float">
            <text:p>5.30524</text:p>
          </table:table-cell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8.31879" calcext:value-type="float">
            <text:p>8.3187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.87899" calcext:value-type="float">
            <text:p>5.8789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9592" calcext:value-type="float">
            <text:p>5.0959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5" calcext:value-type="float">
            <text:p>0.254965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" calcext:value-type="float">
            <text:p>0.2569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9" calcext:value-type="float">
            <text:p>0.458599</text:p>
          </table:table-cell>
          <table:table-cell office:value-type="float" office:value="0.45441" calcext:value-type="float">
            <text:p>0.45441</text:p>
          </table:table-cell>
          <table:table-cell office:value-type="float" office:value="0.461637" calcext:value-type="float">
            <text:p>0.461637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5.32916" calcext:value-type="float">
            <text:p>5.32916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8.80968" calcext:value-type="float">
            <text:p>8.80968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5.94725" calcext:value-type="float">
            <text:p>5.947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6925" calcext:value-type="float">
            <text:p>5.1692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7" calcext:value-type="float">
            <text:p>0.259977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67" calcext:value-type="float">
            <text:p>0.26146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09" calcext:value-type="float">
            <text:p>0.467609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6" calcext:value-type="float">
            <text:p>1.79866</text:p>
          </table:table-cell>
          <table:table-cell office:value-type="float" office:value="5.35749" calcext:value-type="float">
            <text:p>5.35749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9.27175" calcext:value-type="float">
            <text:p>9.2717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2002" calcext:value-type="float">
            <text:p>6.0200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.24058" calcext:value-type="float">
            <text:p>5.2405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7" calcext:value-type="float">
            <text:p>0.263277</text:p>
          </table:table-cell>
          <table:table-cell office:value-type="float" office:value="0.266317" calcext:value-type="float">
            <text:p>0.266317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5" calcext:value-type="float">
            <text:p>0.476585</text:p>
          </table:table-cell>
          <table:table-cell office:value-type="float" office:value="0.47249" calcext:value-type="float">
            <text:p>0.47249</text:p>
          </table:table-cell>
          <table:table-cell office:value-type="float" office:value="0.480077" calcext:value-type="float">
            <text:p>0.480077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88" calcext:value-type="float">
            <text:p>5.3858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9.79141" calcext:value-type="float">
            <text:p>9.79141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6.08803" calcext:value-type="float">
            <text:p>6.0880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806" calcext:value-type="float">
            <text:p>5.3080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17" calcext:value-type="float">
            <text:p>0.270017</text:p>
          </table:table-cell>
          <table:table-cell office:value-type="float" office:value="0.268417" calcext:value-type="float">
            <text:p>0.268417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" calcext:value-type="float">
            <text:p>0.48559</text:p>
          </table:table-cell>
          <table:table-cell office:value-type="float" office:value="0.481603" calcext:value-type="float">
            <text:p>0.481603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7" calcext:value-type="float">
            <text:p>1.79837</text:p>
          </table:table-cell>
          <table:table-cell office:value-type="float" office:value="5.41239" calcext:value-type="float">
            <text:p>5.41239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0.5992" calcext:value-type="float">
            <text:p>10.5992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6.15019" calcext:value-type="float">
            <text:p>6.1501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702" calcext:value-type="float">
            <text:p>5.370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37" calcext:value-type="float">
            <text:p>0.273437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2" calcext:value-type="float">
            <text:p>0.494522</text:p>
          </table:table-cell>
          <table:table-cell office:value-type="float" office:value="0.49065" calcext:value-type="float">
            <text:p>0.49065</text:p>
          </table:table-cell>
          <table:table-cell office:value-type="float" office:value="0.49762" calcext:value-type="float">
            <text:p>0.49762</text:p>
          </table:table-cell>
          <table:table-cell office:value-type="float" office:value="1.79816" calcext:value-type="float">
            <text:p>1.79816</text:p>
          </table:table-cell>
          <table:table-cell office:value-type="float" office:value="1.79815" calcext:value-type="float">
            <text:p>1.79815</text:p>
          </table:table-cell>
          <table:table-cell office:value-type="float" office:value="5.43602" calcext:value-type="float">
            <text:p>5.43602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1.4557" calcext:value-type="float">
            <text:p>11.4557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6.22234" calcext:value-type="float">
            <text:p>6.2223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44515" calcext:value-type="float">
            <text:p>5.4451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4" calcext:value-type="float">
            <text:p>0.28004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" calcext:value-type="float">
            <text:p>0.282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" calcext:value-type="float">
            <text:p>0.50723</text:p>
          </table:table-cell>
          <table:table-cell table:number-columns-repeated="2" office:value-type="float" office:value="1.79801" calcext:value-type="float">
            <text:p>1.79801</text:p>
          </table:table-cell>
          <table:table-cell office:value-type="float" office:value="5.46107" calcext:value-type="float">
            <text:p>5.46107</text:p>
          </table:table-cell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2.6398" calcext:value-type="float">
            <text:p>12.6398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6.30034" calcext:value-type="float">
            <text:p>6.3003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51799" calcext:value-type="float">
            <text:p>5.5179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7" calcext:value-type="float">
            <text:p>0.285007</text:p>
          </table:table-cell>
          <table:table-cell office:value-type="float" office:value="0.28358" calcext:value-type="float">
            <text:p>0.28358</text:p>
          </table:table-cell>
          <table:table-cell office:value-type="float" office:value="0.287003" calcext:value-type="float">
            <text:p>0.28700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5" calcext:value-type="float">
            <text:p>0.512425</text:p>
          </table:table-cell>
          <table:table-cell office:value-type="float" office:value="0.509593" calcext:value-type="float">
            <text:p>0.509593</text:p>
          </table:table-cell>
          <table:table-cell office:value-type="float" office:value="0.516137" calcext:value-type="float">
            <text:p>0.516137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948" calcext:value-type="float">
            <text:p>5.48948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3.8754" calcext:value-type="float">
            <text:p>13.8754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6.38033" calcext:value-type="float">
            <text:p>6.3803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60413" calcext:value-type="float">
            <text:p>5.6041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9918" calcext:value-type="float">
            <text:p>0.289918</text:p>
          </table:table-cell>
          <table:table-cell office:value-type="float" office:value="0.288445" calcext:value-type="float">
            <text:p>0.288445</text:p>
          </table:table-cell>
          <table:table-cell office:value-type="float" office:value="0.291135" calcext:value-type="float">
            <text:p>0.291135</text:p>
          </table:table-cell>
          <table:table-cell office:value-type="float" office:value="0.28992" calcext:value-type="float">
            <text:p>0.28992</text:p>
          </table:table-cell>
          <table:table-cell office:value-type="float" office:value="0.288295" calcext:value-type="float">
            <text:p>0.288295</text:p>
          </table:table-cell>
          <table:table-cell office:value-type="float" office:value="0.291498" calcext:value-type="float">
            <text:p>0.291498</text:p>
          </table:table-cell>
          <table:table-cell office:value-type="float" office:value="0.521259" calcext:value-type="float">
            <text:p>0.521259</text:p>
          </table:table-cell>
          <table:table-cell office:value-type="float" office:value="0.518388" calcext:value-type="float">
            <text:p>0.518388</text:p>
          </table:table-cell>
          <table:table-cell office:value-type="float" office:value="0.524212" calcext:value-type="float">
            <text:p>0.524212</text:p>
          </table:table-cell>
          <table:table-cell office:value-type="float" office:value="0.521262" calcext:value-type="float">
            <text:p>0.521262</text:p>
          </table:table-cell>
          <table:table-cell office:value-type="float" office:value="0.518622" calcext:value-type="float">
            <text:p>0.518622</text:p>
          </table:table-cell>
          <table:table-cell office:value-type="float" office:value="0.524565" calcext:value-type="float">
            <text:p>0.524565</text:p>
          </table:table-cell>
          <table:table-cell table:number-columns-repeated="2" office:value-type="float" office:value="1.79795" calcext:value-type="float">
            <text:p>1.79795</text:p>
          </table:table-cell>
          <table:table-cell office:value-type="float" office:value="5.51271" calcext:value-type="float">
            <text:p>5.51271</text:p>
          </table:table-cell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6.1011" calcext:value-type="float">
            <text:p>16.1011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6.4607" calcext:value-type="float">
            <text:p>6.460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.68554" calcext:value-type="float">
            <text:p>5.6855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15" calcext:value-type="float">
            <text:p>0.295015</text:p>
          </table:table-cell>
          <table:table-cell office:value-type="float" office:value="0.293247" calcext:value-type="float">
            <text:p>0.293247</text:p>
          </table:table-cell>
          <table:table-cell office:value-type="float" office:value="0.29736" calcext:value-type="float">
            <text:p>0.29736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24" calcext:value-type="float">
            <text:p>0.530424</text:p>
          </table:table-cell>
          <table:table-cell office:value-type="float" office:value="0.526953" calcext:value-type="float">
            <text:p>0.526953</text:p>
          </table:table-cell>
          <table:table-cell office:value-type="float" office:value="0.53486" calcext:value-type="float">
            <text:p>0.5348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5.53556" calcext:value-type="float">
            <text:p>5.53556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1185" calcext:value-type="float">
            <text:p>20.1185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6.55297" calcext:value-type="float">
            <text:p>6.5529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.78335" calcext:value-type="float">
            <text:p>5.7833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37" calcext:value-type="float">
            <text:p>0.300037</text:p>
          </table:table-cell>
          <table:table-cell office:value-type="float" office:value="0.297643" calcext:value-type="float">
            <text:p>0.297643</text:p>
          </table:table-cell>
          <table:table-cell office:value-type="float" office:value="0.302217" calcext:value-type="float">
            <text:p>0.302217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59" calcext:value-type="float">
            <text:p>0.539359</text:p>
          </table:table-cell>
          <table:table-cell office:value-type="float" office:value="0.535327" calcext:value-type="float">
            <text:p>0.535327</text:p>
          </table:table-cell>
          <table:table-cell office:value-type="float" office:value="0.543017" calcext:value-type="float">
            <text:p>0.543017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4" calcext:value-type="float">
            <text:p>1.79764</text:p>
          </table:table-cell>
          <table:table-cell office:value-type="float" office:value="5.56514" calcext:value-type="float">
            <text:p>5.56514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6.4218" calcext:value-type="float">
            <text:p>26.4218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6.63589" calcext:value-type="float">
            <text:p>6.635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86247" calcext:value-type="float">
            <text:p>5.8624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05022" calcext:value-type="float">
            <text:p>0.305022</text:p>
          </table:table-cell>
          <table:table-cell office:value-type="float" office:value="0.30341" calcext:value-type="float">
            <text:p>0.30341</text:p>
          </table:table-cell>
          <table:table-cell office:value-type="float" office:value="0.306014" calcext:value-type="float">
            <text:p>0.306014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318" calcext:value-type="float">
            <text:p>0.550318</text:p>
          </table:table-cell>
          <table:table-cell office:value-type="float" office:value="0.548381" calcext:value-type="float">
            <text:p>0.548381</text:p>
          </table:table-cell>
          <table:table-cell office:value-type="float" office:value="0.545122" calcext:value-type="float">
            <text:p>0.545122</text:p>
          </table:table-cell>
          <table:table-cell office:value-type="float" office:value="0.551446" calcext:value-type="float">
            <text:p>0.551446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58347" calcext:value-type="float">
            <text:p>5.58347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49.8101" calcext:value-type="float">
            <text:p>49.8101</text:p>
          </table:table-cell>
          <table:table-cell office:value-type="float" office:value="1" calcext:value-type="float">
            <text:p>1</text:p>
          </table:table-cell>
          <table:table-cell office:value-type="float" office:value="1187" calcext:value-type="float">
            <text:p>1187</text:p>
          </table:table-cell>
          <table:table-cell office:value-type="float" office:value="6.74465" calcext:value-type="float">
            <text:p>6.7446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7085" calcext:value-type="float">
            <text:p>5.9708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44" calcext:value-type="float">
            <text:p>0.310044</text:p>
          </table:table-cell>
          <table:table-cell office:value-type="float" office:value="0.308773" calcext:value-type="float">
            <text:p>0.308773</text:p>
          </table:table-cell>
          <table:table-cell office:value-type="float" office:value="0.31077" calcext:value-type="float">
            <text:p>0.31077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07" calcext:value-type="float">
            <text:p>0.557507</text:p>
          </table:table-cell>
          <table:table-cell office:value-type="float" office:value="0.55502" calcext:value-type="float">
            <text:p>0.55502</text:p>
          </table:table-cell>
          <table:table-cell office:value-type="float" office:value="0.560158" calcext:value-type="float">
            <text:p>0.560158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5" calcext:value-type="float">
            <text:p>1.79815</text:p>
          </table:table-cell>
          <table:table-cell office:value-type="float" office:value="5.61694" calcext:value-type="float">
            <text:p>5.61694</text:p>
          </table:table-cell>
        </table:table-row>
        <table:table-row table:style-name="ro1">
          <table:table-cell/>
          <table:table-cell table:style-name="ce1" office:value-type="float" office:value="0.315" calcext:value-type="float">
            <text:p>0.315</text:p>
          </table:table-cell>
          <table:table-cell office:value-type="float" office:value="1198.67" calcext:value-type="float">
            <text:p>1198.67</text:p>
          </table:table-cell>
          <table:table-cell office:value-type="float" office:value="1" calcext:value-type="float">
            <text:p>1</text:p>
          </table:table-cell>
          <table:table-cell office:value-type="float" office:value="15612" calcext:value-type="float">
            <text:p>15612</text:p>
          </table:table-cell>
          <table:table-cell office:value-type="float" office:value="6.82211" calcext:value-type="float">
            <text:p>6.822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4065" calcext:value-type="float">
            <text:p>6.040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429" calcext:value-type="float">
            <text:p>0.31429</text:p>
          </table:table-cell>
          <table:table-cell office:value-type="float" office:value="0.312906" calcext:value-type="float">
            <text:p>0.312906</text:p>
          </table:table-cell>
          <table:table-cell office:value-type="float" office:value="0.315359" calcext:value-type="float">
            <text:p>0.315359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5363" calcext:value-type="float">
            <text:p>0.565363</text:p>
          </table:table-cell>
          <table:table-cell office:value-type="float" office:value="0.56297" calcext:value-type="float">
            <text:p>0.56297</text:p>
          </table:table-cell>
          <table:table-cell office:value-type="float" office:value="0.567427" calcext:value-type="float">
            <text:p>0.567427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6" calcext:value-type="float">
            <text:p>1.79886</text:p>
          </table:table-cell>
          <table:table-cell office:value-type="float" office:value="5.63222" calcext:value-type="float">
            <text:p>5.63222</text:p>
          </table:table-cell>
        </table:table-row>
        <table:table-row table:style-name="ro1">
          <table:table-cell table:style-name="ce2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01-14T04:39:56.680616370</dc:date>
    <meta:editing-duration>PT4H53M49S</meta:editing-duration>
    <meta:editing-cycles>7</meta:editing-cycles>
    <meta:generator>LibreOffice/7.3.7.2$Linux_AARCH64 LibreOffice_project/30$Build-2</meta:generator>
    <meta:document-statistic meta:table-count="1" meta:cell-count="14046" meta:object-count="0"/>
  </office:meta>
</office:document-meta>
</file>